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01" manifest:media-type="application/vnd.sun.star.oleobject"/>
  <manifest:file-entry manifest:full-path="layout-cache" manifest:media-type="application/binary"/>
  <manifest:file-entry manifest:full-path="ObjectReplacements/Obj100" manifest:media-type=""/>
  <manifest:file-entry manifest:full-path="ObjectReplacements/Obj101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HY견고딕" svg:font-family="HY견고딕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돋움" svg:font-family="돋움" style:font-family-generic="roman" style:font-pitch="variable"/>
    <style:font-face style:name="맑은 고딕" svg:font-family="'맑은 고딕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Y견고딕1" svg:font-family="HY견고딕" style:font-family-generic="system" style:font-pitch="variable"/>
    <style:font-face style:name="Noto Sans CJK JP Regular" svg:font-family="'Noto Sans CJK JP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굴림1" svg:font-family="굴림" style:font-family-generic="system" style:font-pitch="variable"/>
    <style:font-face style:name="돋움1" svg:font-family="돋움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6.752cm" fo:margin-left="0.242cm" fo:margin-top="0cm" fo:margin-bottom="0cm" table:align="left" style:writing-mode="lr-tb"/>
    </style:style>
    <style:style style:name="표1.A" style:family="table-column">
      <style:table-column-properties style:column-width="4.251cm"/>
    </style:style>
    <style:style style:name="표1.B" style:family="table-column">
      <style:table-column-properties style:column-width="12.501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ffffff" fo:padding-left="0.049cm" fo:padding-right="0.049cm" fo:padding-top="0cm" fo:padding-bottom="0cm" fo:border="0.5pt solid #00000a">
        <style:background-image/>
      </style:table-cell-properties>
    </style:style>
    <style:style style:name="표1.3" style:family="table-row">
      <style:table-row-properties style:min-row-height="0.455cm" fo:keep-together="auto"/>
    </style:style>
    <style:style style:name="표2" style:family="table">
      <style:table-properties style:width="7.25cm" fo:margin-left="4.814cm" fo:margin-top="0cm" fo:margin-bottom="0cm" table:align="left" style:writing-mode="lr-tb"/>
    </style:style>
    <style:style style:name="표2.A" style:family="table-column">
      <style:table-column-properties style:column-width="2.401cm"/>
    </style:style>
    <style:style style:name="표2.B" style:family="table-column">
      <style:table-column-properties style:column-width="4.849cm"/>
    </style:style>
    <style:style style:name="표2.1" style:family="table-row">
      <style:table-row-properties fo:keep-together="auto"/>
    </style:style>
    <style:style style:name="표2.A1" style:family="table-cell">
      <style:table-cell-properties style:vertical-align="middle" fo:background-color="#ffffff" fo:padding-left="0.049cm" fo:padding-right="0.049cm" fo:padding-top="0cm" fo:padding-bottom="0cm" fo:border="0.5pt solid #00000a">
        <style:background-image/>
      </style:table-cell-properties>
    </style:style>
    <style:style style:name="표3" style:family="table">
      <style:table-properties style:width="7.25cm" fo:margin-left="4.814cm" fo:margin-top="0cm" fo:margin-bottom="0cm" table:align="left" style:writing-mode="lr-tb"/>
    </style:style>
    <style:style style:name="표3.A" style:family="table-column">
      <style:table-column-properties style:column-width="2.401cm"/>
    </style:style>
    <style:style style:name="표3.B" style:family="table-column">
      <style:table-column-properties style:column-width="4.849cm"/>
    </style:style>
    <style:style style:name="표3.1" style:family="table-row">
      <style:table-row-properties fo:keep-together="auto"/>
    </style:style>
    <style:style style:name="표3.A1" style:family="table-cell">
      <style:table-cell-properties style:vertical-align="middle" fo:background-color="#ffffff" fo:padding-left="0.049cm" fo:padding-right="0.049cm" fo:padding-top="0cm" fo:padding-bottom="0cm" fo:border="0.5pt solid #00000a">
        <style:background-image/>
      </style:table-cell-properties>
    </style:style>
    <style:style style:name="표4" style:family="table">
      <style:table-properties style:width="16.27cm" fo:margin-left="0cm" fo:margin-top="0cm" fo:margin-bottom="0cm" fo:break-before="page" table:align="left" style:writing-mode="lr-tb"/>
    </style:style>
    <style:style style:name="표4.A" style:family="table-column">
      <style:table-column-properties style:column-width="16.27cm"/>
    </style:style>
    <style:style style:name="표4.1" style:family="table-row">
      <style:table-row-properties fo:keep-together="auto"/>
    </style:style>
    <style:style style:name="표4.A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표5" style:family="table">
      <style:table-properties style:width="16.753cm" fo:margin-top="0cm" fo:margin-bottom="0cm" table:align="center" style:writing-mode="lr-tb"/>
    </style:style>
    <style:style style:name="표5.A" style:family="table-column">
      <style:table-column-properties style:column-width="7.197cm"/>
    </style:style>
    <style:style style:name="표5.B" style:family="table-column">
      <style:table-column-properties style:column-width="9.557cm"/>
    </style:style>
    <style:style style:name="표5.1" style:family="table-row">
      <style:table-row-properties fo:keep-together="auto"/>
    </style:style>
    <style:style style:name="표5.A1" style:family="table-cell">
      <style:table-cell-properties style:vertical-align="middle" fo:background-color="#d8d8d8" fo:padding-left="0.189cm" fo:padding-right="0.191cm" fo:padding-top="0cm" fo:padding-bottom="0cm" fo:border-left="1.5pt solid #00000a" fo:border-right="0.25pt solid #00000a" fo:border-top="1.5pt solid #00000a" fo:border-bottom="0.25pt solid #00000a">
        <style:background-image/>
      </style:table-cell-properties>
    </style:style>
    <style:style style:name="표5.B1" style:family="table-cell">
      <style:table-cell-properties style:vertical-align="middle" fo:background-color="#ffffff" fo:padding-left="0.21cm" fo:padding-right="0.191cm" fo:padding-top="0cm" fo:padding-bottom="0cm" fo:border-left="0.25pt solid #00000a" fo:border-right="1.5pt solid #00000a" fo:border-top="1.5pt solid #00000a" fo:border-bottom="0.25pt solid #00000a">
        <style:background-image/>
      </style:table-cell-properties>
    </style:style>
    <style:style style:name="표5.A2" style:family="table-cell">
      <style:table-cell-properties style:vertical-align="middle" fo:background-color="#d8d8d8" fo:padding-left="0.189cm" fo:padding-right="0.191cm" fo:padding-top="0cm" fo:padding-bottom="0cm" fo:border-left="1.5pt solid #00000a" fo:border-right="0.25pt solid #00000a" fo:border-top="0.25pt solid #00000a" fo:border-bottom="0.25pt solid #00000a">
        <style:background-image/>
      </style:table-cell-properties>
    </style:style>
    <style:style style:name="표5.B2" style:family="table-cell">
      <style:table-cell-properties style:vertical-align="middle" fo:background-color="#ffffff" fo:padding-left="0.21cm" fo:padding-right="0.191cm" fo:padding-top="0cm" fo:padding-bottom="0cm" fo:border-left="0.25pt solid #00000a" fo:border-right="1.5pt solid #00000a" fo:border-top="0.25pt solid #00000a" fo:border-bottom="0.25pt solid #00000a">
        <style:background-image/>
      </style:table-cell-properties>
    </style:style>
    <style:style style:name="표5.A3" style:family="table-cell">
      <style:table-cell-properties style:vertical-align="middle" fo:background-color="#d8d8d8" fo:padding-left="0.189cm" fo:padding-right="0.191cm" fo:padding-top="0cm" fo:padding-bottom="0cm" fo:border-left="1.5pt solid #00000a" fo:border-right="0.25pt solid #00000a" fo:border-top="0.25pt solid #00000a" fo:border-bottom="1.5pt solid #00000a">
        <style:background-image/>
      </style:table-cell-properties>
    </style:style>
    <style:style style:name="표5.B3" style:family="table-cell">
      <style:table-cell-properties style:vertical-align="middle" fo:background-color="#ffffff" fo:padding-left="0.21cm" fo:padding-right="0.191cm" fo:padding-top="0cm" fo:padding-bottom="0cm" fo:border-left="0.25pt solid #00000a" fo:border-right="1.5pt solid #00000a" fo:border-top="0.25pt solid #00000a" fo:border-bottom="1.5pt solid #00000a">
        <style:background-image/>
      </style:table-cell-properties>
    </style:style>
    <style:style style:name="표6" style:family="table">
      <style:table-properties style:width="16.27cm" fo:margin-top="0cm" fo:margin-bottom="0cm" table:align="center" style:writing-mode="lr-tb"/>
    </style:style>
    <style:style style:name="표6.A" style:family="table-column">
      <style:table-column-properties style:column-width="2.477cm"/>
    </style:style>
    <style:style style:name="표6.B" style:family="table-column">
      <style:table-column-properties style:column-width="2.058cm"/>
    </style:style>
    <style:style style:name="표6.C" style:family="table-column">
      <style:table-column-properties style:column-width="1.683cm"/>
    </style:style>
    <style:style style:name="표6.D" style:family="table-column">
      <style:table-column-properties style:column-width="2.715cm"/>
    </style:style>
    <style:style style:name="표6.E" style:family="table-column">
      <style:table-column-properties style:column-width="7.338cm"/>
    </style:style>
    <style:style style:name="표6.1" style:family="table-row">
      <style:table-row-properties fo:keep-together="always"/>
    </style:style>
    <style:style style:name="표6.A1" style:family="table-cell">
      <style:table-cell-properties style:vertical-align="middle" fo:background-color="#cccccc" fo:padding-left="0.166cm" fo:padding-right="0.175cm" fo:padding-top="0cm" fo:padding-bottom="0cm" fo:border="0.5pt solid #00000a">
        <style:background-image/>
      </style:table-cell-properties>
    </style:style>
    <style:style style:name="표6.A2" style:family="table-cell">
      <style:table-cell-properties style:vertical-align="middle" fo:background-color="#ffffff" fo:padding-left="0.166cm" fo:padding-right="0.175cm" fo:padding-top="0cm" fo:padding-bottom="0cm" fo:border="0.5pt solid #00000a">
        <style:background-image/>
      </style:table-cell-properties>
    </style:style>
    <style:style style:name="표6.4" style:family="table-row">
      <style:table-row-properties style:min-row-height="0.506cm" fo:keep-together="always"/>
    </style:style>
    <style:style style:name="표6.5" style:family="table-row">
      <style:table-row-properties style:min-row-height="0.474cm" fo:keep-together="always"/>
    </style:style>
    <style:style style:name="표6.6" style:family="table-row">
      <style:table-row-properties style:min-row-height="0.467cm" fo:keep-together="always"/>
    </style:style>
    <style:style style:name="표6.7" style:family="table-row">
      <style:table-row-properties style:min-row-height="0.129cm" fo:keep-together="always"/>
    </style:style>
    <style:style style:name="P1" style:family="paragraph" style:parent-style-name="Header">
      <style:paragraph-properties fo:text-align="start" style:justify-single-word="false"/>
      <style:text-properties fo:font-size="9pt" fo:font-weight="bold" style:font-size-asian="9pt" style:font-weight-asian="bold" style:font-size-complex="9pt"/>
    </style:style>
    <style:style style:name="P2" style:family="paragraph" style:parent-style-name="Header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3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Header">
      <style:paragraph-properties fo:text-align="center" style:justify-single-word="false"/>
      <style:text-properties fo:font-weight="bold" style:font-weight-asian="bold" style:font-size-complex="10pt"/>
    </style:style>
    <style:style style:name="P5" style:family="paragraph" style:parent-style-name="Footer">
      <style:text-properties fo:font-size="8pt" fo:font-weight="bold" style:font-size-asian="8pt" style:font-weight-asian="bold" style:font-size-complex="8pt"/>
    </style:style>
    <style:style style:name="P6" style:family="paragraph" style:parent-style-name="Footer">
      <style:paragraph-properties fo:text-align="end" style:justify-single-word="false"/>
      <style:text-properties fo:font-size="8pt" fo:font-weight="bold" style:font-size-asian="8pt" style:font-weight-asian="bold" style:font-size-complex="8pt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Footer">
      <style:paragraph-properties fo:text-align="center" style:justify-single-word="false"/>
      <style:text-properties fo:font-size="6pt" style:font-size-asian="6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fo:orphans="2" fo:widows="2"/>
    </style:style>
    <style:style style:name="P11" style:family="paragraph" style:parent-style-name="Standard">
      <style:paragraph-properties fo:text-align="center" style:justify-single-word="false"/>
      <style:text-properties style:font-name="맑은 고딕" fo:font-size="12pt" fo:font-weight="bold" style:font-name-asian="맑은 고딕1" style:font-size-asian="12pt" style:font-weight-asian="bold" style:font-name-complex="Times New Roman1"/>
    </style:style>
    <style:style style:name="P12" style:family="paragraph" style:parent-style-name="Standard">
      <style:paragraph-properties fo:text-align="start" style:justify-single-word="false" fo:orphans="2" fo:widows="2"/>
      <style:text-properties style:font-name="맑은 고딕" fo:font-size="12pt" fo:font-weight="bold" style:font-name-asian="맑은 고딕1" style:font-size-asian="12pt" style:font-weight-asian="bold" style:font-name-complex="Times New Roman1"/>
    </style:style>
    <style:style style:name="P13" style:family="paragraph" style:parent-style-name="Standard">
      <style:text-properties style:font-name="맑은 고딕" style:font-name-asian="맑은 고딕1" style:font-name-complex="Times New Roman1"/>
    </style:style>
    <style:style style:name="P14" style:family="paragraph" style:parent-style-name="Standard">
      <style:text-properties style:font-name="맑은 고딕" style:font-name-asian="맑은 고딕1" style:font-name-complex="Times New Roman1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맑은 고딕" style:font-name-asian="맑은 고딕1" style:font-name-complex="Times New Roman1"/>
    </style:style>
    <style:style style:name="P16" style:family="paragraph" style:parent-style-name="Standard">
      <style:text-properties style:font-name="맑은 고딕" style:font-name-complex="Times New Roman1"/>
    </style:style>
    <style:style style:name="P17" style:family="paragraph" style:parent-style-name="Standard">
      <style:paragraph-properties fo:text-align="center" style:justify-single-word="false"/>
      <style:text-properties style:font-name="맑은 고딕" style:font-name-complex="Times New Roman1"/>
    </style:style>
    <style:style style:name="P18" style:family="paragraph" style:parent-style-name="Standard">
      <style:paragraph-properties fo:text-align="center" style:justify-single-word="false"/>
      <style:text-properties style:font-name="맑은 고딕" style:font-name-complex="Times New Roman1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굴림" style:font-name-asian="굴림1"/>
    </style:style>
    <style:style style:name="P20" style:family="paragraph" style:parent-style-name="Standard">
      <style:paragraph-properties fo:text-align="start" style:justify-single-word="false" fo:orphans="2" fo:widows="2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Times New Roman1"/>
    </style:style>
    <style:style style:name="P22" style:family="paragraph" style:parent-style-name="Standard">
      <style:paragraph-properties fo:text-align="start" style:justify-single-word="false" fo:orphans="2" fo:widows="2"/>
      <style:text-properties fo:color="#ff0000" style:font-name="굴림" fo:font-weight="bold" style:font-name-asian="굴림1" style:font-weight-asian="bold" style:font-size-complex="10pt"/>
    </style:style>
    <style:style style:name="P23" style:family="paragraph" style:parent-style-name="Standard">
      <style:paragraph-properties fo:text-align="start" style:justify-single-word="false" fo:orphans="2" fo:widows="2"/>
      <style:text-properties fo:color="#0070c0" style:font-name="맑은 고딕" fo:font-size="12pt" fo:font-weight="bold" style:font-name-asian="맑은 고딕1" style:font-size-asian="12pt" style:font-weight-asian="bold" style:font-name-complex="Times New Roman1"/>
    </style:style>
    <style:style style:name="P24" style:family="paragraph" style:parent-style-name="Standard">
      <style:paragraph-properties fo:text-align="center" style:justify-single-word="false"/>
      <style:text-properties style:font-name-asian="맑은 고딕1" style:font-name-complex="Times New Roman1"/>
    </style:style>
    <style:style style:name="P25" style:family="paragraph" style:parent-style-name="Standard">
      <style:paragraph-properties fo:text-align="center" style:justify-single-word="false"/>
      <style:text-properties style:font-name-asian="맑은 고딕1" style:font-name-complex="Times New Roman1" style:font-size-complex="9pt"/>
    </style:style>
    <style:style style:name="P26" style:family="paragraph" style:parent-style-name="Standard">
      <style:paragraph-properties fo:text-align="start" style:justify-single-word="false" fo:orphans="2" fo:widows="2" fo:break-before="page"/>
    </style:style>
    <style:style style:name="P27" style:family="paragraph" style:parent-style-name="Standard">
      <style:paragraph-properties fo:text-align="center" style:justify-single-word="false" fo:orphans="2" fo:widows="2" fo:break-before="page"/>
      <style:text-properties style:font-name="맑은 고딕" fo:font-size="16pt" fo:font-weight="bold" style:font-size-asian="16pt" style:font-weight-asian="bold" style:font-name-complex="Times New Roman1" style:font-size-complex="16pt"/>
    </style:style>
    <style:style style:name="P28" style:family="paragraph" style:parent-style-name="Standard">
      <style:paragraph-properties fo:margin-left="1.058cm" fo:margin-right="0cm" fo:text-indent="0cm" style:auto-text-indent="false"/>
    </style:style>
    <style:style style:name="P29" style:family="paragraph" style:parent-style-name="Standard">
      <style:paragraph-properties fo:margin-left="1.058cm" fo:margin-right="0cm" fo:text-indent="0cm" style:auto-text-indent="false"/>
      <style:text-properties fo:color="#ff0000" style:font-name="굴림" style:font-name-asian="굴림1"/>
    </style:style>
    <style:style style:name="P30" style:family="paragraph" style:parent-style-name="Standard">
      <style:paragraph-properties fo:margin-left="1.058cm" fo:margin-right="0cm" fo:text-indent="0cm" style:auto-text-indent="false"/>
      <style:text-properties fo:color="#0070c0"/>
    </style:style>
    <style:style style:name="P31" style:family="paragraph" style:parent-style-name="Standard">
      <style:paragraph-properties fo:margin-left="1.058cm" fo:margin-right="0cm" fo:text-indent="0cm" style:auto-text-indent="false"/>
      <style:text-properties fo:color="#0070c0" officeooo:rsid="000e65a4"/>
    </style:style>
    <style:style style:name="P32" style:family="paragraph" style:parent-style-name="Standard">
      <style:paragraph-properties fo:margin-left="1cm" fo:margin-right="0cm" fo:text-align="start" style:justify-single-word="false" fo:orphans="2" fo:widows="2" fo:text-indent="0cm" style:auto-text-indent="false"/>
    </style:style>
    <style:style style:name="P33" style:family="paragraph" style:parent-style-name="스펙_20_본문">
      <style:paragraph-properties fo:margin-left="1.207cm" fo:margin-right="0cm" fo:text-indent="0cm" style:auto-text-indent="false"/>
    </style:style>
    <style:style style:name="P34" style:family="paragraph" style:parent-style-name="스펙_20_본문">
      <style:paragraph-properties fo:margin-left="1.207cm" fo:margin-right="0cm" fo:text-indent="0cm" style:auto-text-indent="false"/>
      <style:text-properties fo:color="#ff0000" fo:font-weight="bold" style:font-weight-asian="bold"/>
    </style:style>
    <style:style style:name="P35" style:family="paragraph" style:parent-style-name="스펙_20_본문">
      <style:paragraph-properties fo:margin-left="1.207cm" fo:margin-right="0cm" fo:text-indent="0cm" style:auto-text-indent="false"/>
      <style:text-properties fo:color="#0070c0" officeooo:rsid="00079507"/>
    </style:style>
    <style:style style:name="P36" style:family="paragraph" style:parent-style-name="En-tête_2f_date">
      <style:paragraph-properties fo:margin-top="0.106cm" fo:margin-bottom="0.106cm" loext:contextual-spacing="false" fo:text-align="center" style:justify-single-word="false"/>
    </style:style>
    <style:style style:name="P37" style:family="paragraph" style:parent-style-name="En-tête_2f_date">
      <style:paragraph-properties fo:margin-top="0.106cm" fo:margin-bottom="0.106cm" loext:contextual-spacing="false" fo:text-align="center" style:justify-single-word="false"/>
      <style:text-properties fo:font-size="10pt" fo:font-weight="normal" style:font-size-asian="10pt" style:language-asian="ko" style:country-asian="KR" style:font-weight-asian="normal"/>
    </style:style>
    <style:style style:name="P38" style:family="paragraph" style:parent-style-name="En-tête_2f_date">
      <style:paragraph-properties fo:margin-top="0.106cm" fo:margin-bottom="0.106cm" loext:contextual-spacing="false" fo:text-align="center" style:justify-single-word="false"/>
      <style:text-properties fo:font-size="10pt" fo:font-weight="normal" style:font-size-asian="10pt" style:language-asian="ko" style:country-asian="KR" style:font-weight-asian="normal" style:font-name-complex="바탕"/>
    </style:style>
    <style:style style:name="P39" style:family="paragraph" style:parent-style-name="En-tête_2f_date">
      <style:paragraph-properties fo:margin-top="0.106cm" fo:margin-bottom="0.106cm" loext:contextual-spacing="false" fo:text-align="center" style:justify-single-word="false"/>
      <style:text-properties fo:font-size="10pt" fo:font-weight="normal" style:font-size-asian="10pt" style:font-weight-asian="normal"/>
    </style:style>
    <style:style style:name="P40" style:family="paragraph" style:parent-style-name="En-tête_2f_date">
      <style:paragraph-properties fo:margin-top="0.106cm" fo:margin-bottom="0.106cm" loext:contextual-spacing="false" fo:text-align="center" style:justify-single-word="false"/>
      <style:text-properties style:language-asian="ko" style:country-asian="KR"/>
    </style:style>
    <style:style style:name="P41" style:family="paragraph" style:parent-style-name="En-tête_2f_date">
      <style:paragraph-properties fo:margin-top="0.106cm" fo:margin-bottom="0.106cm" loext:contextual-spacing="false" fo:text-align="center" style:justify-single-word="false"/>
      <style:text-properties fo:font-weight="normal" style:language-asian="ko" style:country-asian="KR" style:font-weight-asian="normal" style:font-name-complex="바탕"/>
    </style:style>
    <style:style style:name="P42" style:family="paragraph" style:parent-style-name="Contents_20_1">
      <style:paragraph-properties>
        <style:tab-stops>
          <style:tab-stop style:position="0.75cm"/>
          <style:tab-stop style:position="15.903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 fo:margin-left="0.706cm" fo:margin-right="0cm" fo:text-indent="0cm" style:auto-text-indent="false">
        <style:tab-stops>
          <style:tab-stop style:position="1.764cm"/>
          <style:tab-stop style:position="15.903c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left="0.201cm" fo:margin-right="0cm" fo:margin-top="0.141cm" fo:margin-bottom="0.141cm" loext:contextual-spacing="false" fo:text-align="center" style:justify-single-word="false" fo:text-indent="-0.002cm" style:auto-text-indent="false"/>
      <style:text-properties fo:font-size="12pt" fo:font-style="italic" style:font-size-asian="12pt" style:font-style-asian="italic"/>
    </style:style>
    <style:style style:name="P45" style:family="paragraph" style:parent-style-name="Standard">
      <style:paragraph-properties fo:margin-left="0.199cm" fo:margin-right="0cm" fo:margin-top="0.141cm" fo:margin-bottom="0.141cm" loext:contextual-spacing="false" fo:text-align="center" style:justify-single-word="false" fo:text-indent="0cm" style:auto-text-indent="false"/>
      <style:text-properties fo:font-size="12pt" fo:font-style="italic" style:font-size-asian="12pt" style:font-style-asian="italic"/>
    </style:style>
    <style:style style:name="P46" style:family="paragraph" style:parent-style-name="Text_20_body">
      <style:paragraph-properties fo:text-align="center" style:justify-single-word="false"/>
      <style:text-properties fo:font-weight="bold" style:font-weight-asian="bold"/>
    </style:style>
    <style:style style:name="P47" style:family="paragraph" style:parent-style-name="Text_20_body">
      <style:text-properties fo:color="#ff0000"/>
    </style:style>
    <style:style style:name="P48" style:family="paragraph" style:parent-style-name="Standard" style:master-page-name="First_20_Page">
      <style:paragraph-properties fo:text-align="center" style:justify-single-word="false" style:page-number="auto"/>
      <style:text-properties style:font-name="굴림" fo:font-size="48pt" fo:font-weight="bold" style:font-name-asian="굴림1" style:font-size-asian="48pt" style:font-weight-asian="bold" style:font-size-complex="48pt"/>
    </style:style>
    <style:style style:name="P49" style:family="paragraph" style:parent-style-name="Standard">
      <style:text-properties fo:color="#cc0000" style:font-name="굴림" fo:font-weight="bold" style:font-name-asian="굴림1" style:font-weight-asian="bold"/>
    </style:style>
    <style:style style:name="P50" style:family="paragraph" style:parent-style-name="Standard">
      <style:paragraph-properties fo:text-align="start" style:justify-single-word="false" fo:orphans="2" fo:widows="2"/>
    </style:style>
    <style:style style:name="P51" style:family="paragraph" style:parent-style-name="Standard">
      <style:paragraph-properties fo:margin-left="1.058cm" fo:margin-right="0cm" fo:text-indent="0cm" style:auto-text-indent="false"/>
      <style:text-properties fo:color="#0070c0" style:font-name="굴림" officeooo:rsid="001b2430" officeooo:paragraph-rsid="001b2430" style:font-name-asian="굴림1"/>
    </style:style>
    <style:style style:name="P52" style:family="paragraph" style:parent-style-name="Standard">
      <style:paragraph-properties fo:margin-left="1.058cm" fo:margin-right="0cm" fo:text-indent="0cm" style:auto-text-indent="false"/>
      <style:text-properties fo:color="#0070c0" officeooo:rsid="000cb1e7" officeooo:paragraph-rsid="001a03c8"/>
    </style:style>
    <style:style style:name="P53" style:family="paragraph" style:parent-style-name="Standard">
      <style:paragraph-properties fo:margin-left="1.058cm" fo:margin-right="0cm" fo:text-indent="0cm" style:auto-text-indent="false"/>
      <style:text-properties fo:color="#000000" style:font-name="굴림" officeooo:rsid="001b2430" officeooo:paragraph-rsid="001ba550" style:font-name-asian="굴림1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color="#0070c0" style:font-name="굴림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color="#0070c0" style:font-name="굴림" style:font-name-asian="굴림1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color="#0070c0" style:font-name="굴림" officeooo:paragraph-rsid="001a03c8" style:font-name-asian="굴림1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color="#000000" style:font-name="굴림" officeooo:paragraph-rsid="001a03c8" style:font-name-asian="굴림1"/>
    </style:style>
    <style:style style:name="P58" style:family="paragraph" style:parent-style-name="Heading_20_1" style:list-style-name="WWNum2">
      <style:text-properties style:font-name="돋움" fo:font-weight="bold" style:font-name-asian="돋움1" style:font-weight-asian="bold"/>
    </style:style>
    <style:style style:name="P59" style:family="paragraph" style:parent-style-name="Heading_20_1" style:list-style-name="WWNum2">
      <style:text-properties style:font-name="돋움" fo:font-size="13.6999998092651pt" fo:font-weight="normal" style:font-name-asian="돋움1" style:font-size-asian="12pt" style:font-weight-asian="normal" style:font-size-complex="13.6999998092651pt" style:font-weight-complex="normal"/>
    </style:style>
    <style:style style:name="P60" style:family="paragraph" style:parent-style-name="Heading_20_1" style:list-style-name="WWNum2">
      <style:text-properties style:font-name="돋움" fo:font-size="16pt" fo:font-weight="normal" style:font-name-asian="돋움1" style:font-size-asian="16pt" style:font-weight-asian="normal" style:font-size-complex="16pt" style:font-weight-complex="normal"/>
    </style:style>
    <style:style style:name="P61" style:family="paragraph" style:parent-style-name="Heading_20_1" style:list-style-name="WWNum2">
      <style:text-properties style:font-name="돋움" fo:font-size="16pt" fo:font-weight="bold" style:font-name-asian="돋움1" style:font-size-asian="16pt" style:font-weight-asian="bold" style:font-size-complex="16pt" style:font-weight-complex="bold"/>
    </style:style>
    <style:style style:name="P62" style:family="paragraph" style:parent-style-name="Heading_20_1" style:list-style-name="WWNum2">
      <style:paragraph-properties fo:break-before="page"/>
    </style:style>
    <style:style style:name="P63" style:family="paragraph" style:parent-style-name="Heading_20_1" style:list-style-name="WWNum2">
      <style:paragraph-properties fo:break-before="page"/>
      <style:text-properties style:font-name="돋움" fo:font-weight="bold" style:font-name-asian="돋움1" style:font-weight-asian="bold"/>
    </style:style>
    <style:style style:name="P64" style:family="paragraph" style:parent-style-name="Heading_20_1" style:list-style-name="WWNum2">
      <style:paragraph-properties fo:break-before="page"/>
      <style:text-properties style:font-name="돋움" style:font-name-asian="돋움1"/>
    </style:style>
    <style:style style:name="P65" style:family="paragraph" style:parent-style-name="Heading_20_2" style:list-style-name="WWNum2">
      <style:paragraph-properties fo:margin-top="0cm" fo:margin-bottom="0.423cm" loext:contextual-spacing="false"/>
      <style:text-properties style:font-name="돋움" fo:font-weight="bold" style:font-name-asian="돋움1" style:font-weight-asian="bold"/>
    </style:style>
    <style:style style:name="P66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67" style:family="paragraph" style:parent-style-name="Preformatted_20_Text">
      <style:text-properties fo:color="#000000"/>
    </style:style>
    <style:style style:name="P68" style:family="paragraph" style:parent-style-name="Preformatted_20_Text">
      <style:text-properties fo:color="#000000" style:font-name="DejaVu Sans Mono" fo:font-size="11.3000001907349pt"/>
    </style:style>
    <style:style style:name="P69" style:family="paragraph">
      <style:paragraph-properties fo:text-align="center"/>
    </style:style>
    <style:style style:name="P70" style:family="paragraph">
      <loext:graphic-properties draw:fill="none" draw:fill-color="#ffffff"/>
    </style:style>
    <style:style style:name="P71" style:family="paragraph">
      <loext:graphic-properties draw:fill="none" draw:fill-color="#ffffff"/>
      <style:paragraph-properties fo:text-align="center"/>
    </style:style>
    <style:style style:name="P72" style:family="paragraph">
      <style:paragraph-properties fo:text-align="center"/>
      <style:text-properties fo:font-size="10pt"/>
    </style:style>
    <style:style style:name="T1" style:family="text">
      <style:text-properties fo:font-size="8pt" style:font-size-asian="8pt"/>
    </style:style>
    <style:style style:name="T2" style:family="text">
      <style:text-properties fo:font-size="10pt" fo:font-weight="normal" style:font-size-asian="10pt" style:language-asian="ko" style:country-asian="KR" style:font-weight-asian="normal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6pt" fo:font-weight="bold" style:font-size-asian="16pt" style:font-weight-asian="bold" style:font-name-complex="Times New Roman1"/>
    </style:style>
    <style:style style:name="T5" style:family="text">
      <style:text-properties style:font-name="HY견고딕"/>
    </style:style>
    <style:style style:name="T6" style:family="text">
      <style:text-properties fo:color="#ff0000"/>
    </style:style>
    <style:style style:name="T7" style:family="text">
      <style:text-properties fo:color="#ff0000" style:font-name="HY견고딕"/>
    </style:style>
    <style:style style:name="T8" style:family="text">
      <style:text-properties style:font-name="맑은 고딕" style:font-name-complex="Times New Roman1"/>
    </style:style>
    <style:style style:name="T9" style:family="text">
      <style:text-properties style:font-name-asian="맑은 고딕1" style:font-name-complex="Times New Roman1"/>
    </style:style>
    <style:style style:name="T10" style:family="text">
      <style:text-properties style:font-name="돋움" fo:font-weight="bold" style:font-name-asian="돋움1" style:font-weight-asian="bold"/>
    </style:style>
    <style:style style:name="T11" style:family="text">
      <style:text-properties style:font-name="돋움" fo:font-weight="bold" style:font-name-asian="돋움1" style:font-weight-asian="bold" text:display="true"/>
    </style:style>
    <style:style style:name="T12" style:family="text">
      <style:text-properties text:display="true"/>
    </style:style>
    <style:style style:name="T13" style:family="text">
      <style:text-properties fo:color="#0070c0"/>
    </style:style>
    <style:style style:name="T14" style:family="text">
      <style:text-properties fo:color="#0070c0" style:font-name="맑은 고딕" fo:font-size="12pt" style:font-size-asian="12pt" style:font-name-complex="Times New Roman1"/>
    </style:style>
    <style:style style:name="T15" style:family="text">
      <style:text-properties fo:color="#0070c0" style:font-name="맑은 고딕" fo:font-size="12pt" officeooo:rsid="001a03c8" style:font-size-asian="12pt" style:font-name-complex="Times New Roman1"/>
    </style:style>
    <style:style style:name="T16" style:family="text">
      <style:text-properties fo:color="#0070c0" fo:font-size="12pt" style:font-name-asian="맑은 고딕1" style:font-size-asian="12pt" style:font-name-complex="Times New Roman1"/>
    </style:style>
    <style:style style:name="T17" style:family="text">
      <style:text-properties fo:color="#0070c0" officeooo:rsid="00079507"/>
    </style:style>
    <style:style style:name="T18" style:family="text">
      <style:text-properties officeooo:rsid="001a03c8"/>
    </style:style>
    <style:style style:name="T19" style:family="text">
      <style:text-properties fo:font-weight="bold" style:font-weight-asian="bold"/>
    </style:style>
    <style:style style:name="T20" style:family="text">
      <style:text-properties fo:color="#000080" fo:font-weight="bold"/>
    </style:style>
    <style:style style:name="T21" style:family="text">
      <style:text-properties fo:color="#000080" fo:font-weight="bold" officeooo:rsid="001a03c8"/>
    </style:style>
    <style:style style:name="T22" style:family="text">
      <style:text-properties fo:color="#000080" style:font-name="DejaVu Sans Mono" fo:font-size="11.3000001907349pt" fo:font-weight="bold"/>
    </style:style>
    <style:style style:name="T23" style:family="text">
      <style:text-properties fo:color="#000080" style:font-name="DejaVu Sans Mono" fo:font-size="11.3000001907349pt" fo:font-weight="bold" officeooo:rsid="001a03c8"/>
    </style:style>
    <style:style style:name="T24" style:family="text">
      <style:text-properties fo:color="#0000ff"/>
    </style:style>
    <style:style style:name="T25" style:family="text">
      <style:text-properties fo:color="#0000ff" style:font-name="DejaVu Sans Mono" fo:font-size="11.3000001907349pt"/>
    </style:style>
    <style:style style:name="T26" style:family="text">
      <style:text-properties style:font-name="DejaVu Sans Mono" fo:font-size="11.3000001907349pt"/>
    </style:style>
    <style:style style:name="T27" style:family="text">
      <style:text-properties fo:color="#008080" style:font-name="DejaVu Sans Mono" fo:font-size="11.3000001907349pt" fo:font-weight="bold"/>
    </style:style>
    <style:style style:name="T28" style:family="text">
      <style:text-properties fo:color="#008080" style:font-name="DejaVu Sans Mono" fo:font-size="11.3000001907349pt" fo:font-weight="bold" officeooo:rsid="001a03c8"/>
    </style:style>
    <style:style style:name="T29" style:family="text">
      <style:text-properties fo:color="#000000"/>
    </style:style>
    <style:style style:name="T30" style:family="text">
      <style:text-properties fo:color="#000000" style:font-name="DejaVu Sans Mono" fo:font-size="11.3000001907349pt"/>
    </style:style>
    <style:style style:name="T31" style:family="text">
      <style:text-properties fo:color="#000000" officeooo:rsid="001ba550"/>
    </style:style>
    <style:style style:name="T32" style:family="text">
      <style:text-properties fo:color="#000000" officeooo:rsid="001a03c8"/>
    </style:style>
    <style:style style:name="T33" style:family="text">
      <style:text-properties officeooo:rsid="001bd748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3cm" draw:visible-area-height="5.003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6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9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공학설계입문</text:p>
      <text:p text:style-name="P19"/>
      <text:p text:style-name="P19"/>
      <text:p text:style-name="P19"/>
      <text:p text:style-name="P19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40">프로젝트 명</text:p>
          </table:table-cell>
          <table:table-cell table:style-name="표1.A1" office:value-type="string">
            <text:p text:style-name="P44">장애물 회피 라인트레이싱</text:p>
          </table:table-cell>
        </table:table-row>
        <table:table-row table:style-name="표1.1">
          <table:table-cell table:style-name="표1.A1" office:value-type="string">
            <text:p text:style-name="P40">팀 명</text:p>
          </table:table-cell>
          <table:table-cell table:style-name="표1.A1" office:value-type="string">
            <text:p text:style-name="P45">갈피를 못잡죠~</text:p>
          </table:table-cell>
        </table:table-row>
        <table:table-row table:style-name="표1.3">
          <table:table-cell table:style-name="표1.A1" office:value-type="string">
            <text:p text:style-name="P40">문서 제목</text:p>
          </table:table-cell>
          <table:table-cell table:style-name="표1.A1" office:value-type="string">
            <text:p text:style-name="P41">중간보고서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4">Version</text:p>
          </table:table-cell>
          <table:table-cell table:style-name="표2.A1" office:value-type="string">
            <text:p text:style-name="P36"><text:user-defined style:data-style-name="N0" text:name="Version"/></text:p>
          </table:table-cell>
        </table:table-row>
        <table:table-row table:style-name="표2.1">
          <table:table-cell table:style-name="표2.A1" office:value-type="string">
            <text:p text:style-name="P4">Date</text:p>
          </table:table-cell>
          <table:table-cell table:style-name="표2.A1" office:value-type="string">
            <text:p text:style-name="P36"><text:user-defined style:data-style-name="N0" text:name="Version Date"/><text:span text:style-name="T2">29</text:span></text:p>
          </table:table-cell>
        </table:table-row>
      </table:table>
      <text:p text:style-name="P19"/>
      <text:p text:style-name="P19"/>
      <text:p text:style-name="P19"/>
      <text:p text:style-name="P19"/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table:number-rows-spanned="5" office:value-type="string">
            <text:p text:style-name="P4">팀원</text:p>
          </table:table-cell>
          <table:table-cell table:style-name="표3.A1" office:value-type="string">
            <text:p text:style-name="P37">박 정 규 <text:s/>(조장)</text:p>
          </table:table-cell>
        </table:table-row>
        <table:table-row table:style-name="표3.1">
          <table:covered-table-cell/>
          <table:table-cell table:style-name="표3.A1" office:value-type="string">
            <text:p text:style-name="P37">남 경 태</text:p>
          </table:table-cell>
        </table:table-row>
        <table:table-row table:style-name="표3.1">
          <table:covered-table-cell/>
          <table:table-cell table:style-name="표3.A1" office:value-type="string">
            <text:p text:style-name="P37">박 태 범</text:p>
          </table:table-cell>
        </table:table-row>
        <table:table-row table:style-name="표3.1">
          <table:covered-table-cell/>
          <table:table-cell table:style-name="표3.A1" office:value-type="string">
            <text:p text:style-name="P37"/>
          </table:table-cell>
        </table:table-row>
        <table:table-row table:style-name="표3.1">
          <table:covered-table-cell/>
          <table:table-cell table:style-name="표3.A1" office:value-type="string">
            <text:p text:style-name="P39"/>
          </table:table-cell>
        </table:table-row>
        <table:table-row table:style-name="표3.1">
          <table:table-cell table:style-name="표3.A1" office:value-type="string">
            <text:p text:style-name="P4">지도교수</text:p>
          </table:table-cell>
          <table:table-cell table:style-name="표3.A1" office:value-type="string">
            <text:p text:style-name="P38">한광수 교수</text:p>
          </table:table-cell>
        </table:table-row>
      </table:table>
      <text:p text:style-name="P9"/>
      <text:p text:style-name="Standard"/>
      <text:p text:style-name="Standard"/>
      <text:p text:style-name="P20"/>
      <table:table table:name="표4" table:style-name="표4">
        <table:table-column table:style-name="표4.A"/>
        <table:table-row table:style-name="표4.1">
          <table:table-cell table:style-name="표4.A1" office:value-type="string">
            <text:p text:style-name="P46">CONFIDENTIALITY/SECURITY WARNING</text:p>
            <text:p text:style-name="Standard"><text:span text:style-name="T5">이 문서에 포함되어 있는 정보는 국민대학교 전자정보통신대학 컴퓨터공학부 및 컴퓨터공학부 개설 교과목 공학설계입문 수강 학생 중 프로젝트 “</text:span><text:span text:style-name="T7">장애물 회피 라인트레이</text:span><text:span text:style-name="T5">”를 수행하는 팀 “</text:span><text:span text:style-name="T7">갈피를 못잡죠~</text:span><text:span text:style-name="T5">” 의 팀원들의 자산입니다. 국민대학교 컴퓨터공학부 및 팀 “</text:span><text:span text:style-name="T7">갈피를 못잡죠~</text:span><text:span text:style-name="T5">”의 팀원들의 서면 허락없이 사용되거나, 재가공 될 수 없습니다.</text:span></text:p>
          </table:table-cell>
        </table:table-row>
      </table:table>
      <text:p text:style-name="Standard"/>
      <text:p text:style-name="P21"/>
      <text:p text:style-name="P9"><text:span text:style-name="T4">문서</text:span><text:span text:style-name="T3"> </text:span><text:span text:style-name="T4">정보 / 수정 내역</text:span></text:p>
      <text:p text:style-name="P11"/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office:value-type="string">
            <text:p text:style-name="P46">Filename</text:p>
          </table:table-cell>
          <table:table-cell table:style-name="표5.B1" office:value-type="string">
            <text:p text:style-name="Text_20_body">중간보고서-<text:span text:style-name="T6">장애물회피라인트레이싱</text:span>.doc</text:p>
          </table:table-cell>
        </table:table-row>
        <table:table-row table:style-name="표5.1">
          <table:table-cell table:style-name="표5.A2" office:value-type="string">
            <text:p text:style-name="P46">원안작성자</text:p>
          </table:table-cell>
          <table:table-cell table:style-name="표5.B2" office:value-type="string">
            <text:p text:style-name="P47">박정규, 박태범, 남경태, 연개소문</text:p>
          </table:table-cell>
        </table:table-row>
        <table:table-row table:style-name="표5.1">
          <table:table-cell table:style-name="표5.A3" office:value-type="string">
            <text:p text:style-name="P46">수정작업자</text:p>
          </table:table-cell>
          <table:table-cell table:style-name="표5.B3" office:value-type="string">
            <text:p text:style-name="P47">박정규, 박태범, 남경태</text:p>
          </table:table-cell>
        </table:table-row>
      </table:table>
      <text:p text:style-name="P11"/>
      <text:p text:style-name="P11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column table:style-name="표6.E"/>
        <table:table-row table:style-name="표6.1">
          <table:table-cell table:style-name="표6.A1" office:value-type="string">
            <text:p text:style-name="P17">수정날짜</text:p>
          </table:table-cell>
          <table:table-cell table:style-name="표6.A1" office:value-type="string">
            <text:p text:style-name="P17">대표수정자</text:p>
          </table:table-cell>
          <table:table-cell table:style-name="표6.A1" office:value-type="string">
            <text:p text:style-name="P24">Revision</text:p>
          </table:table-cell>
          <table:table-cell table:style-name="표6.A1" office:value-type="string">
            <text:p text:style-name="P9"><text:span text:style-name="T8">추가</text:span><text:span text:style-name="T9">/</text:span><text:span text:style-name="T8">수정 항목</text:span></text:p>
          </table:table-cell>
          <table:table-cell table:style-name="표6.A1" office:value-type="string">
            <text:p text:style-name="P17">내 <text:s text:c="3"/>용</text:p>
          </table:table-cell>
        </table:table-row>
        <table:table-row table:style-name="표6.1">
          <table:table-cell table:style-name="표6.A2" office:value-type="string">
            <text:p text:style-name="P25">2017-11-15</text:p>
          </table:table-cell>
          <table:table-cell table:style-name="표6.A2" office:value-type="string">
            <text:p text:style-name="P9">박정규</text:p>
          </table:table-cell>
          <table:table-cell table:style-name="표6.A2" office:value-type="string">
            <text:p text:style-name="P25">1.0</text:p>
          </table:table-cell>
          <table:table-cell table:style-name="표6.A2" office:value-type="string">
            <text:p text:style-name="P18">최초 작성</text:p>
          </table:table-cell>
          <table:table-cell table:style-name="표6.A2" office:value-type="string">
            <text:p text:style-name="P14"/>
          </table:table-cell>
        </table:table-row>
        <table:table-row table:style-name="표6.1">
          <table:table-cell table:style-name="표6.A2" office:value-type="string">
            <text:p text:style-name="P25">2017-11-20</text:p>
          </table:table-cell>
          <table:table-cell table:style-name="표6.A2" office:value-type="string">
            <text:p text:style-name="P17">박정규</text:p>
          </table:table-cell>
          <table:table-cell table:style-name="표6.A2" office:value-type="string">
            <text:p text:style-name="P24">1.1</text:p>
          </table:table-cell>
          <table:table-cell table:style-name="표6.A2" office:value-type="string">
            <text:p text:style-name="P17">내용 수정</text:p>
          </table:table-cell>
          <table:table-cell table:style-name="표6.A2" office:value-type="string">
            <text:p text:style-name="P16">수정된 코드내용 추가</text:p>
          </table:table-cell>
        </table:table-row>
        <table:table-row table:style-name="표6.4">
          <table:table-cell table:style-name="표6.A2" office:value-type="string">
            <text:p text:style-name="P24">2017-11-22</text:p>
          </table:table-cell>
          <table:table-cell table:style-name="표6.A2" office:value-type="string">
            <text:p text:style-name="P17">박정규</text:p>
          </table:table-cell>
          <table:table-cell table:style-name="표6.A2" office:value-type="string">
            <text:p text:style-name="P24">1.2</text:p>
          </table:table-cell>
          <table:table-cell table:style-name="표6.A2" office:value-type="string">
            <text:p text:style-name="P17">내용 수정</text:p>
          </table:table-cell>
          <table:table-cell table:style-name="표6.A2" office:value-type="string">
            <text:p text:style-name="P16">느낀점 추가</text:p>
          </table:table-cell>
        </table:table-row>
        <table:table-row table:style-name="표6.5"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3"/>
          </table:table-cell>
        </table:table-row>
        <table:table-row table:style-name="표6.6"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3"/>
          </table:table-cell>
        </table:table-row>
        <table:table-row table:style-name="표6.7"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3"/>
          </table:table-cell>
        </table:table-row>
        <table:table-row table:style-name="표6.7"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3"/>
          </table:table-cell>
        </table:table-row>
      </table:table>
      <text:p text:style-name="P11"/>
      <text:p text:style-name="P11"/>
      <text:p text:style-name="P49"/>
      <text:p text:style-name="P27">목 차</text:p>
      <text:p text:style-name="P10"/>
      <text:table-of-content text:style-name="Sect1" text:protected="true" text:name="목차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2"><text:a xlink:type="simple" xlink:href="#_Toc229468935" text:style-name="Index_20_Link" text:visited-style-name="Index_20_Link"><text:span text:style-name="Index_20_Link"><text:span text:style-name="T11">1</text:span></text:span></text:a><text:a xlink:type="simple" xlink:href="#_Toc229468935" text:style-name="Index_20_Link" text:visited-style-name="Index_20_Link"><text:span text:style-name="Index_20_Link"><text:tab/></text:span></text:a><text:a xlink:type="simple" xlink:href="#_Toc229468935" text:style-name="Index_20_Link" text:visited-style-name="Index_20_Link"><text:span text:style-name="Index_20_Link"><text:span text:style-name="T10">프로젝트 개요</text:span></text:span></text:a><text:a xlink:type="simple" xlink:href="#_Toc229468935" text:style-name="Index_20_Link" text:visited-style-name="Index_20_Link"><text:span text:style-name="Index_20_Link"><text:span text:style-name="T12"><text:tab/>4</text:span></text:span></text:a></text:p>
          <text:p text:style-name="P42"><text:a xlink:type="simple" xlink:href="#_Toc229468936" text:style-name="Index_20_Link" text:visited-style-name="Index_20_Link"><text:span text:style-name="Index_20_Link"><text:span text:style-name="T11">2</text:span></text:span></text:a><text:a xlink:type="simple" xlink:href="#_Toc229468936" text:style-name="Index_20_Link" text:visited-style-name="Index_20_Link"><text:span text:style-name="Index_20_Link"><text:tab/></text:span></text:a><text:span text:style-name="Index_20_Link">프로젝트</text:span><text:a xlink:type="simple" xlink:href="#_Toc229468936" text:style-name="Index_20_Link" text:visited-style-name="Index_20_Link"><text:span text:style-name="Index_20_Link"><text:span text:style-name="T10">분석</text:span></text:span></text:a><text:a xlink:type="simple" xlink:href="#_Toc229468936" text:style-name="Index_20_Link" text:visited-style-name="Index_20_Link"><text:span text:style-name="Index_20_Link"><text:span text:style-name="T12"><text:tab/>5</text:span></text:span></text:a></text:p>
          <text:p text:style-name="P43"><text:a xlink:type="simple" xlink:href="#_Toc229468937" text:style-name="Index_20_Link" text:visited-style-name="Index_20_Link"><text:span text:style-name="Index_20_Link"><text:span text:style-name="T11">2.1</text:span></text:span></text:a><text:a xlink:type="simple" xlink:href="#_Toc229468937" text:style-name="Index_20_Link" text:visited-style-name="Index_20_Link"><text:span text:style-name="Index_20_Link"><text:tab/></text:span></text:a><text:a xlink:type="simple" xlink:href="#_Toc229468937" text:style-name="Index_20_Link" text:visited-style-name="Index_20_Link"><text:span text:style-name="Index_20_Link"><text:span text:style-name="T10">요구사항 분석</text:span></text:span></text:a><text:a xlink:type="simple" xlink:href="#_Toc229468937" text:style-name="Index_20_Link" text:visited-style-name="Index_20_Link"><text:span text:style-name="Index_20_Link"><text:span text:style-name="T12"><text:tab/>5</text:span></text:span></text:a></text:p>
          <text:p text:style-name="P43"><text:a xlink:type="simple" xlink:href="#_Toc229468938" text:style-name="Index_20_Link" text:visited-style-name="Index_20_Link"><text:span text:style-name="Index_20_Link"><text:span text:style-name="T11">2.2</text:span></text:span></text:a><text:a xlink:type="simple" xlink:href="#_Toc229468938" text:style-name="Index_20_Link" text:visited-style-name="Index_20_Link"><text:span text:style-name="Index_20_Link"><text:tab/></text:span></text:a><text:a xlink:type="simple" xlink:href="#_Toc229468938" text:style-name="Index_20_Link" text:visited-style-name="Index_20_Link"><text:span text:style-name="Index_20_Link"><text:span text:style-name="T10">기능 정의</text:span></text:span></text:a><text:a xlink:type="simple" xlink:href="#_Toc229468938" text:style-name="Index_20_Link" text:visited-style-name="Index_20_Link"><text:span text:style-name="Index_20_Link"><text:span text:style-name="T12"><text:tab/>5</text:span></text:span></text:a></text:p>
          <text:p text:style-name="P42"><text:a xlink:type="simple" xlink:href="#_Toc229468939" text:style-name="Index_20_Link" text:visited-style-name="Index_20_Link"><text:span text:style-name="Index_20_Link"><text:span text:style-name="T11">3</text:span></text:span></text:a><text:a xlink:type="simple" xlink:href="#_Toc229468939" text:style-name="Index_20_Link" text:visited-style-name="Index_20_Link"><text:span text:style-name="Index_20_Link"><text:tab/></text:span></text:a><text:a xlink:type="simple" xlink:href="#_Toc229468939" text:style-name="Index_20_Link" text:visited-style-name="Index_20_Link"><text:span text:style-name="Index_20_Link"><text:span text:style-name="T10">설계</text:span></text:span></text:a><text:a xlink:type="simple" xlink:href="#_Toc229468939" text:style-name="Index_20_Link" text:visited-style-name="Index_20_Link"><text:span text:style-name="Index_20_Link"><text:span text:style-name="T12"><text:tab/>6</text:span></text:span></text:a></text:p>
          <text:p text:style-name="P43"><text:a xlink:type="simple" xlink:href="#_Toc229468940" text:style-name="Index_20_Link" text:visited-style-name="Index_20_Link"><text:span text:style-name="Index_20_Link"><text:span text:style-name="T11">3.1</text:span></text:span></text:a><text:a xlink:type="simple" xlink:href="#_Toc229468940" text:style-name="Index_20_Link" text:visited-style-name="Index_20_Link"><text:span text:style-name="Index_20_Link"><text:tab/></text:span></text:a><text:a xlink:type="simple" xlink:href="#_Toc229468940" text:style-name="Index_20_Link" text:visited-style-name="Index_20_Link"><text:span text:style-name="Index_20_Link"><text:span text:style-name="T10">메서드 설계</text:span></text:span></text:a><text:a xlink:type="simple" xlink:href="#_Toc229468940" text:style-name="Index_20_Link" text:visited-style-name="Index_20_Link"><text:span text:style-name="Index_20_Link"><text:span text:style-name="T12"><text:tab/>6</text:span></text:span></text:a></text:p>
          <text:p text:style-name="P42"><text:a xlink:type="simple" xlink:href="#_Toc229468941" text:style-name="Index_20_Link" text:visited-style-name="Index_20_Link"><text:span text:style-name="Index_20_Link"><text:span text:style-name="T11">4</text:span></text:span></text:a><text:a xlink:type="simple" xlink:href="#_Toc229468941" text:style-name="Index_20_Link" text:visited-style-name="Index_20_Link"><text:span text:style-name="Index_20_Link"><text:tab/></text:span></text:a><text:a xlink:type="simple" xlink:href="#_Toc229468941" text:style-name="Index_20_Link" text:visited-style-name="Index_20_Link"><text:span text:style-name="Index_20_Link"><text:span text:style-name="T10">구현 및 평가 결과</text:span></text:span></text:a><text:a xlink:type="simple" xlink:href="#_Toc229468941" text:style-name="Index_20_Link" text:visited-style-name="Index_20_Link"><text:span text:style-name="Index_20_Link"><text:span text:style-name="T12"><text:tab/>7</text:span></text:span></text:a></text:p>
          <text:p text:style-name="P42"><text:a xlink:type="simple" xlink:href="#_Toc229468943" text:style-name="Index_20_Link" text:visited-style-name="Index_20_Link"><text:span text:style-name="Index_20_Link"><text:span text:style-name="T11">5</text:span></text:span></text:a><text:a xlink:type="simple" xlink:href="#_Toc229468943" text:style-name="Index_20_Link" text:visited-style-name="Index_20_Link"><text:span text:style-name="Index_20_Link"><text:tab/></text:span></text:a><text:a xlink:type="simple" xlink:href="#_Toc229468943" text:style-name="Index_20_Link" text:visited-style-name="Index_20_Link"><text:span text:style-name="Index_20_Link"><text:span text:style-name="T10">결론 및 건의사항</text:span></text:span></text:a></text:p>
          <text:p text:style-name="P42"><text:a xlink:type="simple" xlink:href="#_Toc229468943" text:style-name="Index_20_Link" text:visited-style-name="Index_20_Link"><text:span text:style-name="Index_20_Link"><text:span text:style-name="T12"><text:tab/></text:span></text:span></text:a><text:span text:style-name="T12">5.1 <text:s text:c="3"/>느낀점 및 건의사항<text:tab/>8</text:span></text:p>
          <text:p text:style-name="Standard"/>
        </text:index-body>
      </text:table-of-content>
      <text:p text:style-name="P12"/>
      <text:p text:style-name="P12"/>
      <text:p text:style-name="P20"/>
      <text:list xml:id="list8158612843712497977" text:style-name="WWNum2">
        <text:list-item>
          <text:h text:style-name="P62" text:outline-level="1"><text:span text:style-name="T10">프로젝트 </text:span><text:bookmark-start text:name="_Toc229468935"/><text:span text:style-name="T10">개</text:span><text:bookmark-end text:name="_Toc229468935"/><text:span text:style-name="T10">요</text:span></text:h>
        </text:list-item>
      </text:list>
      <text:p text:style-name="P34"/>
      <text:p text:style-name="P34"/>
      <text:p text:style-name="P33"><text:span text:style-name="T13">1. </text:span><text:span text:style-name="T17">흰 바닥에 검정색 테이프로 이뤄진 라인을 따라 주행.</text:span></text:p>
      <text:p text:style-name="P35"><text:tab/>1-1 테이프의 너비는 5방향 추적 센서의 LED 두 개에서 세 개 길이.</text:p>
      <text:p text:style-name="P35"><text:tab/>1-2 주행 라인은 4개의 직선 부분과 4개의 곡선 부분으로 이루어져 있고, 직선 코스와 곡선 코스<text:tab/> <text:s text:c="5"/>가 번갈아가며 나오는 코스.</text:p>
      <text:p text:style-name="P35">2. 장애물을 회피하여 주행.</text:p>
      <text:p text:style-name="P35"><text:tab/>2-1. 장애물은 빼빼로 상자로, 직선 코스의 중앙 부분에 놓여 있다.</text:p>
      <text:p text:style-name="P35">3. 가능한 한 빠른 시간 내로 완주.</text:p>
      <text:p text:style-name="P34"/>
      <text:p text:style-name="P34"/>
      <text:p text:style-name="P34"/>
      <text:p text:style-name="P34"/>
      <text:p text:style-name="P34"/>
      <text:p text:style-name="P22"/>
      <text:list xml:id="list131420583681485" text:continue-numbering="true" text:style-name="WWNum2">
        <text:list-item>
          <text:h text:style-name="P63" text:outline-level="1">프로젝트 분석</text:h>
          <text:list>
            <text:list-item>
              <text:h text:style-name="P65" text:outline-level="2">요구사항 분석</text:h>
            </text:list-item>
          </text:list>
        </text:list-item>
      </text:list>
      <text:p text:style-name="P30">1. 라인 인식이 가능한 모듈 구현</text:p>
      <text:p text:style-name="P30"><text:s text:c="3"/></text:p>
      <text:p text:style-name="P30">2. 직진. 회전 등 구동체 이동이 가능한 모듈 구현</text:p>
      <text:p text:style-name="P30"/>
      <text:p text:style-name="P52">3. 전/후진 시 장애물 인식이 가능한 모듈 구현 </text:p>
      <text:p text:style-name="P31"/>
      <text:p text:style-name="P28"/>
      <text:p text:style-name="P28"/>
      <text:list xml:id="list131420638525232" text:continue-numbering="true" text:style-name="WWNum2">
        <text:list-item>
          <text:list>
            <text:list-item>
              <text:h text:style-name="P65" text:outline-level="2">기능 정의</text:h>
            </text:list-item>
          </text:list>
        </text:list-item>
      </text:list>
      <text:p text:style-name="P33"><draw:frame text:anchor-type="paragraph" draw:z-index="7" draw:name="모양1" draw:style-name="gr1" draw:text-style-name="P70" svg:width="4.991cm" svg:height="1.343cm" svg:x="5.163cm" svg:y="-0.162cm"><draw:text-box><text:p text:style-name="P69">라인트레이싱</text:p></draw:text-box></draw:frame><draw:line text:anchor-type="paragraph" draw:z-index="8" draw:name="모양2" draw:style-name="gr2" draw:text-style-name="P69" svg:x1="7.733cm" svg:y1="0.473cm" svg:x2="7.733cm" svg:y2="1.937cm"><text:p/></draw:line><draw:frame text:anchor-type="paragraph" draw:z-index="9" draw:name="모양3" draw:style-name="gr3" draw:text-style-name="P71" svg:width="2.174cm" svg:height="1.174cm" svg:x="6.655cm" svg:y="2.028cm"><draw:text-box><text:p text:style-name="P69">구동(go_any)</text:p></draw:text-box></draw:frame><draw:line text:anchor-type="paragraph" draw:z-index="10" draw:name="모양4" draw:style-name="gr2" draw:text-style-name="P69" svg:x1="3.745cm" svg:y1="1.406cm" svg:x2="11.758cm" svg:y2="1.406cm"><text:p/></draw:line><draw:line text:anchor-type="paragraph" draw:z-index="12" draw:name="모양6" draw:style-name="gr2" draw:text-style-name="P69" svg:x1="11.758cm" svg:y1="1.406cm" svg:x2="11.758cm" svg:y2="1.946cm"><text:p/></draw:line><draw:line text:anchor-type="paragraph" draw:z-index="11" draw:name="모양5" draw:style-name="gr2" draw:text-style-name="P69" svg:x1="3.745cm" svg:y1="1.406cm" svg:x2="3.745cm" svg:y2="1.926cm"><text:p/></draw:line><draw:frame text:anchor-type="paragraph" draw:z-index="13" draw:name="모양7" draw:style-name="gr4" draw:text-style-name="P71" svg:width="3.629cm" svg:height="1.512cm" svg:x="1.988cm" svg:y="2.067cm"><draw:text-box><text:p text:style-name="P69">라인인식(Tracking_sensor)</text:p></draw:text-box></draw:frame><draw:frame text:anchor-type="paragraph" draw:z-index="14" draw:name="모양8" draw:style-name="gr5" draw:text-style-name="P71" svg:width="4.839cm" svg:height="1.228cm" svg:x="9.432cm" svg:y="2.028cm"><draw:text-box><text:p text:style-name="P69">장애물 인식</text:p><text:p text:style-name="P69">(ultra_seonsor)</text:p></draw:text-box></draw:frame><draw:line text:anchor-type="paragraph" draw:z-index="15" draw:name="모양9" draw:style-name="gr2" draw:text-style-name="P72" svg:x1="7.772cm" svg:y1="3.012cm" svg:x2="7.772cm" svg:y2="3.902cm"><text:p/></draw:line><draw:line text:anchor-type="paragraph" draw:z-index="16" draw:name="모양10" draw:style-name="gr2" draw:text-style-name="P72" svg:x1="6.843cm" svg:y1="3.637cm" svg:x2="8.584cm" svg:y2="3.637cm"><text:p/></draw:line><draw:line text:anchor-type="paragraph" draw:z-index="17" draw:name="모양11" draw:style-name="gr2" draw:text-style-name="P69" svg:x1="6.844cm" svg:y1="3.637cm" svg:x2="6.844cm" svg:y2="3.91cm"><text:p/></draw:line><draw:line text:anchor-type="paragraph" draw:z-index="18" draw:name="모양12" draw:style-name="gr2" draw:text-style-name="P69" svg:x1="8.527cm" svg:y1="3.637cm" svg:x2="8.527cm" svg:y2="3.949cm"><text:p/></draw:line><draw:frame text:anchor-type="paragraph" draw:z-index="19" draw:name="모양13" draw:style-name="gr6" draw:text-style-name="P70" svg:width="1.853cm" svg:height="1.645cm" svg:x="6.542cm" svg:y="4.013cm"><draw:text-box><text:p>직진</text:p></draw:text-box></draw:frame><draw:frame text:anchor-type="paragraph" draw:z-index="20" draw:name="모양14" draw:style-name="gr7" draw:text-style-name="P70" svg:width="2.401cm" svg:height="0.907cm" svg:x="7.544cm" svg:y="4.013cm"><draw:text-box><text:p>턴 <text:s text:c="2"/>우회 정지 </text:p></draw:text-box></draw:frame><draw:line text:anchor-type="paragraph" draw:z-index="21" draw:name="모양15" draw:style-name="gr2" draw:text-style-name="P69" svg:x1="8.585cm" svg:y1="3.642cm" svg:x2="9.169cm" svg:y2="3.642cm"><text:p/></draw:line><draw:line text:anchor-type="paragraph" draw:z-index="22" draw:name="모양16" draw:style-name="gr2" draw:text-style-name="P69" svg:x1="9.181cm" svg:y1="3.646cm" svg:x2="9.181cm" svg:y2="4.004cm"><text:p/></draw:line><draw:line text:anchor-type="paragraph" draw:z-index="23" draw:name="모양17" draw:style-name="gr2" draw:text-style-name="P69" svg:x1="3.747cm" svg:y1="3.096cm" svg:x2="3.747cm" svg:y2="4.211cm"><text:p/></draw:line><draw:frame text:anchor-type="paragraph" draw:z-index="24" draw:name="모양18" draw:style-name="gr8" draw:text-style-name="P70" svg:width="2.95cm" svg:height="0.623cm" svg:x="2.826cm" svg:y="4.288cm"><draw:text-box><text:p>바닥 색 인식 </text:p></draw:text-box></draw:frame><draw:line text:anchor-type="paragraph" draw:z-index="25" draw:name="모양19" draw:style-name="gr2" draw:text-style-name="P69" svg:x1="3.745cm" svg:y1="4.738cm" svg:x2="3.745cm" svg:y2="5.796cm"><text:p/></draw:line><draw:frame text:anchor-type="paragraph" draw:z-index="26" draw:name="모양20" draw:style-name="gr9" draw:text-style-name="P70" svg:width="3.497cm" svg:height="0.946cm" svg:x="2.752cm" svg:y="5.849cm"><draw:text-box><text:p>케이스 분류</text:p></draw:text-box></draw:frame><draw:line text:anchor-type="paragraph" draw:z-index="27" draw:name="모양21" draw:style-name="gr2" draw:text-style-name="P69" svg:x1="11.777cm" svg:y1="2.925cm" svg:x2="11.777cm" svg:y2="3.719cm"><text:p/></draw:line><draw:frame text:anchor-type="paragraph" draw:z-index="28" draw:name="모양22" draw:style-name="gr10" draw:text-style-name="P70" svg:width="2.647cm" svg:height="0.983cm" svg:x="11.044cm" svg:y="3.798cm"><draw:text-box><text:p>거리 인식</text:p></draw:text-box></draw:frame></text:p>
      <text:p text:style-name="P26"/>
      <text:list xml:id="list131421678977588" text:continue-numbering="true" text:style-name="WWNum2">
        <text:list-item>
          <text:h text:style-name="P58" text:outline-level="1">설계</text:h>
          <text:list>
            <text:list-item>
              <text:h text:style-name="P65" text:outline-level="2">메서드 설계</text:h>
            </text:list-item>
          </text:list>
        </text:list-item>
      </text:list>
      <text:p text:style-name="P55"><text:tab/>1. 라인 인식 모듈 (<text:span text:style-name="T18">Tracking_Sensor)</text:span></text:p>
      <text:p text:style-name="P56"><text:tab/><text:tab/><text:span text:style-name="T32">List를 사용하여 listcalc라는 변수에 현재 바닥 라인의 대한 정보를 표시하도록 하였다.</text:span></text:p>
      <text:p text:style-name="P57"><text:tab/><text:tab/><text:span text:style-name="T18">List에 대한 경우의 수는 다음과 같다.</text:span></text:p>
      <text:p text:style-name="P56"/>
      <text:p text:style-name="P54"><text:span text:style-name="T22"><text:tab/> </text:span><text:span text:style-name="T23">case1)</text:span><text:span text:style-name="T30">[</text:span><text:span text:style-name="T25">0</text:span><text:span text:style-name="T30">, </text:span><text:span text:style-name="T25">0</text:span><text:span text:style-name="T30">, </text:span><text:span text:style-name="T25">0</text:span><text:span text:style-name="T30">, </text:span><text:span text:style-name="T25">0</text:span><text:span text:style-name="T30">, </text:span><text:span text:style-name="T25">0</text:span><text:span text:style-name="T30">]</text:span></text:p>
      <text:p text:style-name="P67"><text:s text:c="4"/><text:tab/><text:tab/>→<text:span text:style-name="T18"> <text:s/></text:span><text:span text:style-name="T26">listcalc = </text:span><text:span text:style-name="T28">Last</text:span></text:p>
      <text:p text:style-name="P68"><text:span text:style-name="T20"><text:tab/> </text:span><text:span text:style-name="T21">case2)</text:span> [<text:span text:style-name="T24">1</text:span>, <text:span text:style-name="T24">1</text:span>, <text:span text:style-name="T24">0</text:span>, <text:span text:style-name="T24">1</text:span>, <text:span text:style-name="T24">1</text:span>]</text:p>
      <text:p text:style-name="P67"><text:s text:c="4"/><text:tab/><text:tab/>→<text:span text:style-name="T18"> <text:s/></text:span><text:span text:style-name="T26">listcalc = </text:span><text:span text:style-name="T27">Center</text:span></text:p>
      <text:p text:style-name="P68"><text:span text:style-name="T20"><text:tab/> </text:span><text:span text:style-name="T21">case3) </text:span>[<text:span text:style-name="T24">1</text:span>, <text:span text:style-name="T24">0</text:span>, <text:span text:style-name="T24">0</text:span>, <text:span text:style-name="T24">0</text:span>, <text:span text:style-name="T24">1</text:span>]</text:p>
      <text:p text:style-name="P67"><text:s text:c="4"/><text:tab/><text:tab/>→<text:span text:style-name="T18"> <text:s/></text:span><text:span text:style-name="T26">listcalc = </text:span><text:span text:style-name="T27">Center</text:span></text:p>
      <text:p text:style-name="P68"><text:span text:style-name="T20"><text:tab/> </text:span><text:span text:style-name="T21">case4) </text:span>[<text:span text:style-name="T24">1</text:span>, <text:span text:style-name="T24">0</text:span>, <text:span text:style-name="T24">0</text:span>, <text:span text:style-name="T24">1</text:span>, <text:span text:style-name="T24">1</text:span>]</text:p>
      <text:p text:style-name="P67"><text:s text:c="4"/><text:tab/><text:tab/>→<text:span text:style-name="T18"> <text:s/></text:span><text:span text:style-name="T26">listcalc = </text:span><text:span text:style-name="T27">Left</text:span></text:p>
      <text:p text:style-name="P68"><text:span text:style-name="T20"><text:tab/> </text:span><text:span text:style-name="T21">case5) </text:span>[<text:span text:style-name="T24">1</text:span>, <text:span text:style-name="T24">1</text:span>, <text:span text:style-name="T24">0</text:span>, <text:span text:style-name="T24">0</text:span>, <text:span text:style-name="T24">1</text:span>]</text:p>
      <text:p text:style-name="P67"><text:s text:c="4"/><text:tab/><text:tab/>→<text:span text:style-name="T18"> <text:s/></text:span><text:span text:style-name="T26">listcalc = </text:span><text:span text:style-name="T27">Right</text:span></text:p>
      <text:p text:style-name="P68"><text:span text:style-name="T20"><text:tab/> </text:span><text:span text:style-name="T21">csae6) </text:span>[<text:span text:style-name="T24">1</text:span>, <text:span text:style-name="T24">0</text:span>, <text:span text:style-name="T24">1</text:span>, <text:span text:style-name="T24">1</text:span>, <text:span text:style-name="T24">1</text:span>]</text:p>
      <text:p text:style-name="P67"><text:s text:c="4"/><text:tab/><text:tab/>→<text:span text:style-name="T18"> <text:s/></text:span><text:span text:style-name="T26">listcalc = </text:span><text:span text:style-name="T27">Left</text:span></text:p>
      <text:p text:style-name="P68"><text:span text:style-name="T20"><text:tab/> </text:span><text:span text:style-name="T21">case7)</text:span>[<text:span text:style-name="T24">1</text:span>, <text:span text:style-name="T24">1</text:span>, <text:span text:style-name="T24">1</text:span>, <text:span text:style-name="T24">0</text:span>, <text:span text:style-name="T24">1</text:span>]</text:p>
      <text:p text:style-name="P67"><text:s text:c="4"/><text:tab/><text:tab/>→<text:span text:style-name="T18"> <text:s/></text:span><text:span text:style-name="T26">listcalc = </text:span><text:span text:style-name="T27">Right</text:span></text:p>
      <text:p text:style-name="P68"><text:span text:style-name="T20"><text:tab/> </text:span><text:span text:style-name="T21">case8) 첫번째 원소가</text:span> <text:span text:style-name="T24">0</text:span></text:p>
      <text:p text:style-name="P67"><text:s text:c="4"/><text:tab/><text:tab/>→<text:span text:style-name="T18"> </text:span><text:span text:style-name="T26">listcalc = </text:span><text:span text:style-name="T27">MostLeft</text:span></text:p>
      <text:p text:style-name="P68"><text:span text:style-name="T20"><text:tab/> </text:span><text:span text:style-name="T21">case9) 마지막 원소가 </text:span><text:span text:style-name="T24">0</text:span></text:p>
      <text:p text:style-name="P67"><text:s text:c="4"/><text:tab/><text:tab/>→ <text:span text:style-name="T26">listcalc = </text:span><text:span text:style-name="T27">MostRight</text:span></text:p>
      <text:p text:style-name="P68"><text:span text:style-name="T20"><text:tab/> </text:span><text:span text:style-name="T21">case10)</text:span>[<text:span text:style-name="T24">1</text:span>, <text:span text:style-name="T24">1</text:span>, <text:span text:style-name="T24">1</text:span>, <text:span text:style-name="T24">1</text:span>, <text:span text:style-name="T24">1</text:span>]</text:p>
      <text:p text:style-name="P66"><text:tab/><text:tab/>→<text:span text:style-name="T18"> </text:span><text:span text:style-name="T26">listcalc = </text:span><text:span text:style-name="T27">Out</text:span></text:p>
      <text:p text:style-name="P51"><text:s text:c="2"/>2. 구동체 이동 및 회전 모듈 (go_any)</text:p>
      <text:p text:style-name="P51"><text:s text:c="2"/><text:tab/><text:tab/><text:span text:style-name="T29">우리는 구동체를 이동, 회전 시키기 위해 총 </text:span><text:span text:style-name="T31">4</text:span><text:span text:style-name="T29">개의 함수를 작성하였다.</text:span></text:p>
      <text:p text:style-name="P53"><text:tab/><text:tab/></text:p>
      <text:p text:style-name="P53"><text:tab/><text:tab/>- 직진하는 함수 2개 작성, 2개의 차이는 구동시간의 제한여부이다.</text:p>
      <text:p text:style-name="P53"><text:tab/><text:tab/></text:p>
      <text:p text:style-name="P53"><text:tab/><text:tab/>- 회전에 관한 함수는 방향을 받게 하여 어떤 방향인지에 따라 오른쪽, 왼쪽 모터의 속도<text:tab/><text:tab/> <text:s text:c="2"/>를 조절하여 회전을 하도록 함</text:p>
      <text:p text:style-name="P29"/>
      <text:p text:style-name="Standard"><text:tab/><text:tab/>- 위에 있는 라인인식 모듈의 함수를 가져와 트랙의 상태를 읽은 다음에 구동체의 좌우 바<text:tab/><text:tab/> <text:s/>퀴 속도를 적절히 변경하여 라인을 제대로 따라가게끔 구현 시켰음</text:p>
      <text:p text:style-name="Standard"/>
      <text:p text:style-name="Standard"><text:span text:style-name="T33"><text:tab/>3. 장애물 인식 모듈(Ultrawave_Sensor)</text:span></text:p>
      <text:p text:style-name="Standard"><text:tab/><text:tab/>초음파 센서를 이용해서 장애물과의 거리를 측정한 후 그 값을 반환하여 주는 함수를 작성<text:tab/><text:tab/>하였음</text:p>
      <text:list xml:id="list131420725470645" text:continue-numbering="true" text:style-name="WWNum2">
        <text:list-item>
          <text:h text:style-name="P64" text:outline-level="1"><text:bookmark text:name="_Toc229468941"/><text:span text:style-name="T19">구현 및 평가결과 </text:span></text:h>
          <text:h text:style-name="P59" text:outline-level="1">라인트레이싱은 성공적으로 완수했으나, 장애물 회피 이후 라인으로 되돌아 오는 과정에서 속도가 급격히 올라가는 문제가 발생, 이를 해결해야 한다고 생각함.</text:h>
          <text:h text:style-name="P59" text:outline-level="1">장애물을 회피할 때 있어 회전의 정도가 계속해서 바뀌는 문제가 발생함.</text:h>
          <text:h text:style-name="P60" text:outline-level="1"/>
        </text:list-item>
        <text:list-item>
          <text:h text:style-name="P61" text:outline-level="1">결론 및 건의사항</text:h>
        </text:list-item>
      </text:list>
      <text:p text:style-name="P23"><text:tab/></text:p>
      <text:p text:style-name="P1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HY견고딕" svg:font-family="HY견고딕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돋움" svg:font-family="돋움" style:font-family-generic="roman" style:font-pitch="variable"/>
    <style:font-face style:name="맑은 고딕" svg:font-family="'맑은 고딕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Y견고딕1" svg:font-family="HY견고딕" style:font-family-generic="system" style:font-pitch="variable"/>
    <style:font-face style:name="Noto Sans CJK JP Regular" svg:font-family="'Noto Sans CJK JP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굴림1" svg:font-family="굴림" style:font-family-generic="system" style:font-pitch="variable"/>
    <style:font-face style:name="돋움1" svg:font-family="돋움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DejaVu Sans" style:font-size-asian="10pt" style:language-asian="ko" style:country-asian="KR" style:font-name-complex="맑은 고딕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DejaVu Sans" style:font-size-asian="10pt" style:language-asian="ko" style:country-asian="KR" style:font-name-complex="맑은 고딕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맑은 고딕" fo:font-family="'맑은 고딕'" style:font-family-generic="roman" style:font-pitch="variable" fo:font-size="10pt" fo:language="en" fo:country="US" style:font-name-asian="DejaVu Sans" style:font-family-asian="'DejaVu Sans'" style:font-family-generic-asian="system" style:font-pitch-asian="variable" style:font-size-asian="10pt" style:language-asian="ko" style:country-asian="KR" style:font-name-complex="맑은 고딕1" style:font-family-complex="'맑은 고딕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5%" style:snap-to-layout-grid="false"/>
      <style:text-properties style:font-name="Arial" fo:font-family="Arial" style:font-family-generic="roman" style:font-pitch="variable" fo:font-size="9pt" style:font-name-asian="바탕" style:font-family-asian="바탕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line-height="150%" fo:keep-with-next="always" style:snap-to-layout-grid="false"/>
      <style:text-properties style:font-name="HY견고딕" fo:font-family="HY견고딕" style:font-family-generic="roman" style:font-pitch="variable" fo:font-size="16pt" style:font-name-asian="HY견고딕1" style:font-family-asian="HY견고딕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.75cm" fo:margin-top="0cm" fo:margin-bottom="0.423cm" loext:contextual-spacing="false" fo:text-indent="0cm" style:auto-text-indent="false" fo:keep-with-next="always">
        <style:tab-stops>
          <style:tab-stop style:position="1.06cm"/>
        </style:tab-stops>
      </style:paragraph-properties>
      <style:text-properties style:font-name="HY견고딕" fo:font-family="HY견고딕" style:font-family-generic="roman" style:font-pitch="variable" fo:font-size="14pt" style:font-name-asian="HY견고딕1" style:font-family-asian="HY견고딕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Standard" style:default-outline-level="3" style:class="text">
      <style:paragraph-properties fo:margin-top="0cm" fo:margin-bottom="0.423cm" loext:contextual-spacing="false" fo:keep-with-next="always">
        <style:tab-stops>
          <style:tab-stop style:position="1.409cm"/>
        </style:tab-stops>
      </style:paragraph-properties>
      <style:text-properties style:font-name="HY견고딕" fo:font-family="HY견고딕" style:font-family-generic="roman" style:font-pitch="variable" fo:font-size="12pt" style:font-name-asian="HY견고딕1" style:font-family-asian="HY견고딕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a" style:font-name="맑은 고딕" fo:font-family="'맑은 고딕'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ko" style:country-asian="KR" style:font-name-complex="맑은 고딕1" style:font-family-complex="'맑은 고딕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맑은 고딕1" style:font-family-complex="'맑은 고딕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En-tête_2f_date" style:display-name="En-tête/date" style:family="paragraph" style:parent-style-name="Header" style:default-outline-level="">
      <style:paragraph-properties fo:margin-left="0.199cm" fo:margin-right="0cm" fo:margin-top="0.106cm" fo:margin-bottom="0.106cm" loext:contextual-spacing="false" fo:text-align="start" style:justify-single-word="false" fo:orphans="2" fo:widows="2" fo:text-indent="0cm" style:auto-text-indent="false" style:snap-to-layout-grid="true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language="en" fo:country="GB" fo:font-weight="bold" style:font-name-asian="SimSun" style:font-family-asian="SimSun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스펙_20_본문" style:display-name="스펙 본문" style:family="paragraph" style:parent-style-name="Standard" style:default-outline-level="">
      <style:paragraph-properties fo:margin-left="0.501cm" fo:margin-right="0cm" fo:line-height="125%" fo:text-indent="0cm" style:auto-text-indent="false"/>
      <style:text-properties style:font-name="굴림" fo:font-family="굴림" style:font-family-generic="roman" style:font-pitch="variable" style:font-name-asian="굴림1" style:font-family-asian="굴림" style:font-family-generic-asian="system" style:font-pitch-asian="variable" style:font-name-complex="바탕" style:font-family-complex="바탕" style:font-family-generic-complex="system" style:font-pitch-complex="variable" style:font-size-complex="10pt"/>
    </style:style>
    <style:style style:name="Para" style:family="paragraph" style:parent-style-name="Standard" style:default-outline-level="">
      <style:paragraph-properties fo:margin-left="1cm" fo:margin-right="0cm" fo:margin-top="0.212cm" fo:margin-bottom="0cm" loext:contextual-spacing="false" fo:orphans="2" fo:widows="2" fo:text-indent="0cm" style:auto-text-indent="false"/>
      <style:text-properties style:font-name="Arial" fo:font-family="Arial" style:font-family-generic="roman" style:font-pitch="variable" fo:font-size="11pt" style:font-name-asian="SimSun" style:font-family-asian="SimSun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ableau" style:family="paragraph" style:default-outline-level="">
      <style:paragraph-properties fo:margin-left="0.199cm" fo:margin-right="0cm" fo:margin-top="0.106cm" fo:margin-bottom="0.106cm" loext:contextual-spacing="false" fo:text-align="start" style:justify-single-word="false" fo:orphans="2" fo:widows="2" fo:text-indent="0cm" style:auto-text-indent="false" style:writing-mode="lr-tb"/>
      <style:text-properties fo:color="#00000a" style:font-name="Arial" fo:font-family="Arial" style:font-family-generic="roman" style:font-pitch="variable" fo:font-size="11pt" fo:language="en" fo:country="US" fo:font-weight="normal" style:font-name-asian="SimSun" style:font-family-asian="SimSun" style:font-family-generic-asian="system" style:font-pitch-asian="variable" style:font-size-asian="11pt" style:language-asian="zh" style:country-asian="CN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normal"/>
    </style:style>
    <style:style style:name="Tableau_20_en-tête" style:display-name="Tableau en-tête" style:family="paragraph" style:parent-style-name="Standard" style:default-outline-level="">
      <style:paragraph-properties fo:margin-top="0.212cm" fo:margin-bottom="0.212cm" loext:contextual-spacing="false" fo:text-align="center" style:justify-single-word="false" fo:orphans="2" fo:widows="2"/>
      <style:text-properties style:font-name="Arial" fo:font-family="Arial" style:font-family-generic="roman" style:font-pitch="variable" fo:font-size="11pt" fo:font-weight="bold" style:font-name-asian="SimSun" style:font-family-asian="SimSun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aption" style:family="paragraph" style:parent-style-name="Standard" style:default-outline-level="">
      <style:text-properties fo:font-weight="bold" style:font-weight-asian="bold" style:font-size-complex="10pt" style:font-weight-complex="bold"/>
    </style:style>
    <style:style style:name="TOC_20_Heading" style:display-name="TOC Heading" style:family="paragraph" style:parent-style-name="Heading_20_1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orphans="2" fo:widows="2" style:snap-to-layout-grid="true"/>
      <style:text-properties fo:color="#365f91" style:font-name="맑은 고딕" fo:font-family="'맑은 고딕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맑은 고딕1" style:font-family-complex="'맑은 고딕'" style:font-family-generic-complex="system" style:font-pitch-complex="variable" style:font-weight-complex="bold"/>
    </style:style>
    <style:style style:name="Contents_20_1" style:display-name="Contents 1" style:family="paragraph" style:parent-style-name="Standard" style:auto-update="true" style:default-outline-level="" style:class="index"/>
    <style:style style:name="Contents_20_2" style:display-name="Contents 2" style:family="paragraph" style:parent-style-name="Standard" style:auto-update="true" style:default-outline-level="" style:class="index">
      <style:paragraph-properties fo:margin-left="0.75cm" fo:margin-right="0cm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499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간격_20_없음_20_Char" style:display-name="간격 없음 Char" style:family="text" style:parent-style-name="Default_20_Paragraph_20_Font">
      <style:text-properties fo:font-size="11pt" style:font-size-asian="11pt"/>
    </style:style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맑은 고딕1" style:font-family-complex="'맑은 고딕'" style:font-family-generic-complex="system" style:font-pitch-complex="variable" style:font-size-complex="9pt"/>
    </style:style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본문_20_Char" style:display-name="본문 Char" style:family="text" style:parent-style-name="Default_20_Paragraph_20_Font">
      <style:text-properties style:font-name="Arial" fo:font-family="Arial" style:font-family-generic="roman" style:font-pitch="variable" fo:font-size="9pt" style:font-name-asian="바탕" style:font-family-asian="바탕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2pt"/>
    </style:style>
    <style:style style:name="제목_20_1_20_Char" style:display-name="제목 1 Char" style:family="text" style:parent-style-name="Default_20_Paragraph_20_Font">
      <style:text-properties style:font-name="HY견고딕" fo:font-family="HY견고딕" style:font-family-generic="roman" style:font-pitch="variable" fo:font-size="16pt" style:font-name-asian="HY견고딕1" style:font-family-asian="HY견고딕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4pt"/>
    </style:style>
    <style:style style:name="제목_20_2_20_Char" style:display-name="제목 2 Char" style:family="text" style:parent-style-name="Default_20_Paragraph_20_Font">
      <style:text-properties style:font-name="HY견고딕" fo:font-family="HY견고딕" style:font-family-generic="roman" style:font-pitch="variable" fo:font-size="14pt" style:font-name-asian="HY견고딕1" style:font-family-asian="HY견고딕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제목_20_3_20_Char" style:display-name="제목 3 Char" style:family="text" style:parent-style-name="Default_20_Paragraph_20_Font">
      <style:text-properties style:font-name="HY견고딕" fo:font-family="HY견고딕" style:font-family-generic="roman" style:font-pitch="variable" fo:font-size="12pt" style:font-name-asian="HY견고딕1" style:font-family-asian="HY견고딕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굴림1" style:font-family-asian="굴림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굴림1" style:font-family-asian="굴림" style:font-family-generic-asian="system" style:font-pitch-asian="variable" style:font-name-complex="바탕" style:font-family-complex="바탕" style:font-family-generic-complex="system" style:font-pitch-complex="variable"/>
    </style:style>
    <style:style style:name="Index_20_Link" style:display-name="Index Link" style:family="text"/>
    <style:style style:name="ListLabel_20_3" style:display-name="ListLabel 3" style:family="text">
      <style:text-properties style:font-name-complex="바탕" style:font-family-complex="바탕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2">
        <style:list-level-properties text:list-level-position-and-space-mode="label-alignment">
          <style:list-level-label-alignment text:label-followed-by="listtab" fo:text-indent="-1cm" fo:margin-left="0.365cm"/>
        </style:list-level-properties>
      </text:outline-level-style>
      <text:outline-level-style text:level="2" style:num-format="1" text:start-value="2" text:display-levels="2">
        <style:list-level-properties text:list-level-position-and-space-mode="label-alignment">
          <style:list-level-label-alignment text:label-followed-by="listtab" fo:text-indent="-1.6cm" fo:margin-left="0.965cm"/>
        </style:list-level-properties>
      </text:outline-level-style>
      <text:outline-level-style text:level="3" style:num-suffix=" " style:num-format="1" text:start-value="3" text:display-levels="3">
        <style:list-level-properties text:list-level-position-and-space-mode="label-alignment">
          <style:list-level-label-alignment text:label-followed-by="listtab" fo:text-indent="-2.401cm" fo:margin-left="1.76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6cm" fo:margin-left="1.6cm"/>
        </style:list-level-properties>
      </text:list-level-style-number>
      <text:list-level-style-number text:level="3" style:num-suffix=" " style:num-format="1" text:start-value="3" text:display-levels="3">
        <style:list-level-properties text:list-level-position-and-space-mode="label-alignment">
          <style:list-level-label-alignment text:label-followed-by="listtab" fo:text-indent="-2.401cm" fo:margin-left="2.401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2.401cm" fo:text-indent="-2.401cm" fo:margin-left="2.4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411cm" fo:text-indent="-1.501cm" fo:margin-left="1.41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66cm" fo:text-indent="-1.75cm" fo:margin-left="1.6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1cm" fo:text-indent="-2cm" fo:margin-left="1.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161cm" fo:text-indent="-2.251cm" fo:margin-left="2.16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411cm" fo:text-indent="-2.501cm" fo:margin-left="2.41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66cm" fo:text-indent="-2.75cm" fo:margin-left="2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2.681cm"/>
        </style:list-level-properties>
        <style:text-properties fo:font-family="굴림"/>
      </text:list-level-style-bullet>
      <text:list-level-style-bullet text:level="2" text:style-name="ListLabel_20_4" style:num-suffix="" text:bullet-char="">
        <style:list-level-properties text:list-level-position-and-space-mode="label-alignment">
          <style:list-level-label-alignment text:label-followed-by="listtab" fo:text-indent="-0.706cm" fo:margin-left="3.457cm"/>
        </style:list-level-properties>
        <style:text-properties fo:font-family="Wingdings" style:font-charset="x-symbol"/>
      </text:list-level-style-bullet>
      <text:list-level-style-bullet text:level="3" text:style-name="ListLabel_20_5" style:num-suffix="" text:bullet-char="">
        <style:list-level-properties text:list-level-position-and-space-mode="label-alignment">
          <style:list-level-label-alignment text:label-followed-by="listtab" fo:text-indent="-0.706cm" fo:margin-left="4.163cm"/>
        </style:list-level-properties>
        <style:text-properties fo:font-family="Wingdings" style:font-charset="x-symbol"/>
      </text:list-level-style-bullet>
      <text:list-level-style-bullet text:level="4" text:style-name="ListLabel_20_6" style:num-suffix="" text:bullet-char="">
        <style:list-level-properties text:list-level-position-and-space-mode="label-alignment">
          <style:list-level-label-alignment text:label-followed-by="listtab" fo:text-indent="-0.706cm" fo:margin-left="4.868cm"/>
        </style:list-level-properties>
        <style:text-properties fo:font-family="Wingdings" style:font-charset="x-symbol"/>
      </text:list-level-style-bullet>
      <text:list-level-style-bullet text:level="5" text:style-name="ListLabel_20_7" style:num-suffix="" text:bullet-char="">
        <style:list-level-properties text:list-level-position-and-space-mode="label-alignment">
          <style:list-level-label-alignment text:label-followed-by="listtab" fo:text-indent="-0.706cm" fo:margin-left="5.574cm"/>
        </style:list-level-properties>
        <style:text-properties fo:font-family="Wingdings" style:font-charset="x-symbol"/>
      </text:list-level-style-bullet>
      <text:list-level-style-bullet text:level="6" text:style-name="ListLabel_20_8" style:num-suffix="" text:bullet-char="">
        <style:list-level-properties text:list-level-position-and-space-mode="label-alignment">
          <style:list-level-label-alignment text:label-followed-by="listtab" fo:text-indent="-0.706cm" fo:margin-left="6.279cm"/>
        </style:list-level-properties>
        <style:text-properties fo:font-family="Wingdings" style:font-charset="x-symbol"/>
      </text:list-level-style-bullet>
      <text:list-level-style-bullet text:level="7" text:style-name="ListLabel_20_9" style:num-suffix="" text:bullet-char="">
        <style:list-level-properties text:list-level-position-and-space-mode="label-alignment">
          <style:list-level-label-alignment text:label-followed-by="listtab" fo:text-indent="-0.706cm" fo:margin-left="6.985cm"/>
        </style:list-level-properties>
        <style:text-properties fo:font-family="Wingdings" style:font-charset="x-symbol"/>
      </text:list-level-style-bullet>
      <text:list-level-style-bullet text:level="8" text:style-name="ListLabel_20_10" style:num-suffix="" text:bullet-char="">
        <style:list-level-properties text:list-level-position-and-space-mode="label-alignment">
          <style:list-level-label-alignment text:label-followed-by="listtab" fo:text-indent="-0.706cm" fo:margin-left="7.691cm"/>
        </style:list-level-properties>
        <style:text-properties fo:font-family="Wingdings" style:font-charset="x-symbol"/>
      </text:list-level-style-bullet>
      <text:list-level-style-bullet text:level="9" text:style-name="ListLabel_20_11" style:num-suffix="" text:bullet-char="">
        <style:list-level-properties text:list-level-position-and-space-mode="label-alignment">
          <style:list-level-label-alignment text:label-followed-by="listtab" fo:text-indent="-0.706cm" fo:margin-left="8.3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표7" style:family="table">
      <style:table-properties style:width="18.505cm" fo:margin-left="-0.76cm" fo:margin-top="0cm" fo:margin-bottom="0cm" table:align="left" style:writing-mode="lr-tb"/>
    </style:style>
    <style:style style:name="표7.A" style:family="table-column">
      <style:table-column-properties style:column-width="2.503cm"/>
    </style:style>
    <style:style style:name="표7.B" style:family="table-column">
      <style:table-column-properties style:column-width="3.249cm"/>
    </style:style>
    <style:style style:name="표7.C" style:family="table-column">
      <style:table-column-properties style:column-width="3.755cm"/>
    </style:style>
    <style:style style:name="표7.D" style:family="table-column">
      <style:table-column-properties style:column-width="4.75cm"/>
    </style:style>
    <style:style style:name="표7.E" style:family="table-column">
      <style:table-column-properties style:column-width="4.247cm"/>
    </style:style>
    <style:style style:name="표7.1" style:family="table-row">
      <style:table-row-properties style:min-row-height="0.194cm" fo:keep-together="auto"/>
    </style:style>
    <style:style style:name="표7.A1" style:family="table-cell">
      <style:table-cell-properties style:vertical-align="middle" fo:background-color="#ffffff" fo:padding-left="0.189cm" fo:padding-right="0.191cm" fo:padding-top="0cm" fo:padding-bottom="0cm" fo:border-left="1.5pt solid #000001" fo:border-right="none" fo:border-top="1.5pt solid #000001" fo:border-bottom="0.5pt solid #000001">
        <style:background-image/>
      </style:table-cell-properties>
    </style:style>
    <style:style style:name="표7.B1" style:family="table-cell">
      <style:table-cell-properties style:vertical-align="middle" fo:background-color="#ffffff" fo:padding-left="0.198cm" fo:padding-right="0.191cm" fo:padding-top="0cm" fo:padding-bottom="0cm" fo:border-left="none" fo:border-right="0.5pt solid #000001" fo:border-top="1.5pt solid #000001" fo:border-bottom="1.5pt solid #000001">
        <style:background-image/>
      </style:table-cell-properties>
    </style:style>
    <style:style style:name="표7.C1" style:family="table-cell">
      <style:table-cell-properties fo:background-color="#ffffff" fo:padding-left="0.206cm" fo:padding-right="0.191cm" fo:padding-top="0cm" fo:padding-bottom="0cm" fo:border-left="1.5pt solid #000001" fo:border-right="1.5pt solid #000001" fo:border-top="1.5pt solid #000001" fo:border-bottom="0.5pt solid #000001">
        <style:background-image/>
      </style:table-cell-properties>
    </style:style>
    <style:style style:name="표7.2" style:family="table-row">
      <style:table-row-properties style:min-row-height="0.305cm" fo:keep-together="auto"/>
    </style:style>
    <style:style style:name="표7.C2" style:family="table-cell">
      <style:table-cell-properties fo:background-color="#ffffff" fo:padding-left="0.206cm" fo:padding-right="0.191cm" fo:padding-top="0cm" fo:padding-bottom="0cm" fo:border="0.5pt solid #000001">
        <style:background-image/>
      </style:table-cell-properties>
    </style:style>
    <style:style style:name="표7.D2" style:family="table-cell">
      <style:table-cell-properties fo:background-color="#ffffff" fo:padding-left="0.206cm" fo:padding-right="0.191cm" fo:padding-top="0cm" fo:padding-bottom="0cm" fo:border-left="1.5pt solid #000001" fo:border-right="1.5pt solid #000001" fo:border-top="0.5pt solid #000001" fo:border-bottom="0.5pt solid #000001">
        <style:background-image/>
      </style:table-cell-properties>
    </style:style>
    <style:style style:name="표7.3" style:family="table-row">
      <style:table-row-properties style:min-row-height="0.058cm" fo:keep-together="auto"/>
    </style:style>
    <style:style style:name="표7.C3" style:family="table-cell">
      <style:table-cell-properties fo:background-color="#ffffff" fo:padding-left="0.206cm" fo:padding-right="0.191cm" fo:padding-top="0cm" fo:padding-bottom="0cm" fo:border="0.5pt solid #000001">
        <style:background-image/>
      </style:table-cell-properties>
    </style:style>
    <style:style style:name="표7.D3" style:family="table-cell">
      <style:table-cell-properties fo:background-color="#ffffff" fo:padding-left="0.206cm" fo:padding-right="0.191cm" fo:padding-top="0cm" fo:padding-bottom="0cm" fo:border-left="1.5pt solid #000001" fo:border-right="1.5pt solid #000001" fo:border-top="0.5pt solid #000001" fo:border-bottom="0.5pt solid #000001">
        <style:background-image/>
      </style:table-cell-properties>
    </style:style>
    <style:style style:name="표7.4" style:family="table-row">
      <style:table-row-properties style:min-row-height="0.067cm" fo:keep-together="auto"/>
    </style:style>
    <style:style style:name="표7.C4" style:family="table-cell">
      <style:table-cell-properties fo:background-color="#ffffff" fo:padding-left="0.206cm" fo:padding-right="0.191cm" fo:padding-top="0cm" fo:padding-bottom="0cm" fo:border-left="0.5pt solid #000001" fo:border-right="0.5pt solid #000001" fo:border-top="1.5pt solid #000001" fo:border-bottom="1.5pt solid #000001">
        <style:background-image/>
      </style:table-cell-properties>
    </style:style>
    <style:style style:name="표7.D4" style:family="table-cell">
      <style:table-cell-properties fo:background-color="#ffffff" fo:padding-left="0.206cm" fo:padding-right="0.191cm" fo:padding-top="0cm" fo:padding-bottom="0cm" fo:border-left="0.5pt solid #000001" fo:border-right="0.5pt solid #000001" fo:border-top="1.5pt solid #000001" fo:border-bottom="1.5pt solid #000001">
        <style:background-image/>
      </style:table-cell-properties>
    </style:style>
    <style:style style:name="표7.E4" style:family="table-cell">
      <style:table-cell-properties fo:background-color="#ffffff" fo:padding-left="0.206cm" fo:padding-right="0.191cm" fo:padding-top="0cm" fo:padding-bottom="0cm" fo:border="1.5pt solid #000001">
        <style:background-image/>
      </style:table-cell-properties>
    </style:style>
    <style:style style:name="표9" style:family="table">
      <style:table-properties style:width="17.503cm" fo:margin-left="0cm" fo:margin-top="0cm" fo:margin-bottom="0cm" table:align="left" style:writing-mode="lr-tb"/>
    </style:style>
    <style:style style:name="표9.A" style:family="table-column">
      <style:table-column-properties style:column-width="5.248cm"/>
    </style:style>
    <style:style style:name="표9.B" style:family="table-column">
      <style:table-column-properties style:column-width="8.001cm"/>
    </style:style>
    <style:style style:name="표9.C" style:family="table-column">
      <style:table-column-properties style:column-width="4.255cm"/>
    </style:style>
    <style:style style:name="표9.1" style:family="table-row">
      <style:table-row-properties fo:keep-together="auto"/>
    </style:style>
    <style:style style:name="표9.A1" style:family="table-cell">
      <style:table-cell-properties fo:background-color="#ffffff" fo:padding="0cm" fo:border-left="none" fo:border-right="none" fo:border-top="1.5pt solid #00000a" fo:border-bottom="1.5pt solid #00000a">
        <style:background-image/>
      </style:table-cell-properties>
    </style:style>
    <style:style style:name="표8" style:family="table">
      <style:table-properties style:width="5.752cm" fo:margin-left="-0.76cm" fo:margin-top="0cm" fo:margin-bottom="0cm" table:align="left" style:writing-mode="lr-tb"/>
    </style:style>
    <style:style style:name="표8.A" style:family="table-column">
      <style:table-column-properties style:column-width="2.503cm"/>
    </style:style>
    <style:style style:name="표8.B" style:family="table-column">
      <style:table-column-properties style:column-width="3.249cm"/>
    </style:style>
    <style:style style:name="표8.1" style:family="table-row">
      <style:table-row-properties style:min-row-height="0.61cm" fo:keep-together="auto"/>
    </style:style>
    <style:style style:name="표8.A1" style:family="table-cell">
      <style:table-cell-properties style:vertical-align="middle" fo:background-color="#ffffff" fo:padding-left="0.189cm" fo:padding-right="0.191cm" fo:padding-top="0cm" fo:padding-bottom="0cm" fo:border-left="1.5pt solid #000001" fo:border-right="none" fo:border-top="1.5pt solid #000001" fo:border-bottom="0.5pt solid #000001">
        <style:background-image/>
      </style:table-cell-properties>
    </style:style>
    <style:style style:name="표8.B1" style:family="table-cell">
      <style:table-cell-properties style:vertical-align="middle" fo:background-color="#ffffff" fo:padding-left="0.198cm" fo:padding-right="0.191cm" fo:padding-top="0cm" fo:padding-bottom="0cm" fo:border-left="none" fo:border-right="1.5pt solid #000001" fo:border-top="1.5pt solid #000001" fo:border-bottom="1.5pt solid #000001">
        <style:background-image/>
      </style:table-cell-properties>
    </style:style>
    <style:style style:name="표10" style:family="table">
      <style:table-properties style:width="17.503cm" fo:margin-left="0cm" fo:margin-top="0cm" fo:margin-bottom="0cm" table:align="left" style:writing-mode="lr-tb"/>
    </style:style>
    <style:style style:name="표10.A" style:family="table-column">
      <style:table-column-properties style:column-width="5.248cm"/>
    </style:style>
    <style:style style:name="표10.B" style:family="table-column">
      <style:table-column-properties style:column-width="8.001cm"/>
    </style:style>
    <style:style style:name="표10.C" style:family="table-column">
      <style:table-column-properties style:column-width="4.255cm"/>
    </style:style>
    <style:style style:name="표10.1" style:family="table-row">
      <style:table-row-properties fo:keep-together="auto"/>
    </style:style>
    <style:style style:name="표10.A1" style:family="table-cell">
      <style:table-cell-properties fo:background-color="#ffffff" fo:padding="0cm" fo:border-left="none" fo:border-right="none" fo:border-top="1.5pt solid #00000a" fo:border-bottom="1.5pt solid #00000a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fo:font-size="9pt" fo:font-weight="bold" style:font-size-asian="9pt" style:font-weight-asian="bold" style:font-size-complex="9pt"/>
    </style:style>
    <style:style style:name="MP2" style:family="paragraph" style:parent-style-name="Header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MP3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8pt" fo:font-weight="bold" style:font-size-asian="8pt" style:font-weight-asian="bold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end" style:justify-single-word="false"/>
      <style:text-properties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  <style:text-properties fo:font-size="6pt" style:font-size-asian="6pt"/>
    </style:style>
    <style:style style:name="MT1" style:family="text">
      <style:text-properties fo:font-size="8pt" style:font-size-asian="8pt"/>
    </style:style>
    <style:style style:name="M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3cm" draw:visible-area-height="5.003cm"/>
    </style:style>
    <style:page-layout style:name="Mpm1">
      <style:page-layout-properties fo:page-width="21.001cm" fo:page-height="29.7cm" style:num-format="1" style:print-orientation="portrait" fo:margin-top="1.501cm" fo:margin-bottom="1.75cm" fo:margin-left="2.54cm" fo:margin-right="2.54cm" style:writing-mode="lr-tb" style:layout-grid-color="#c0c0c0" style:layout-grid-lines="38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able:table table:name="표7" table:style-name="표7">
          <table:table-column table:style-name="표7.A"/>
          <table:table-column table:style-name="표7.B"/>
          <table:table-column table:style-name="표7.C"/>
          <table:table-column table:style-name="표7.D"/>
          <table:table-column table:style-name="표7.E"/>
          <table:table-row table:style-name="표7.1">
            <table:table-cell table:style-name="표7.A1" table:number-rows-spanned="4" office:value-type="string">
              <text:p text:style-name="Header"><draw:frame draw:style-name="Mfr1" draw:name="1" text:anchor-type="as-char" svg:width="2.09cm" svg:height="2.09cm" draw:z-index="6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  <table:table-cell table:style-name="표7.B1" table:number-rows-spanned="4" office:value-type="string">
              <text:p text:style-name="MP1">국민대학교</text:p>
              <text:p text:style-name="MP1">컴퓨터공학부</text:p>
              <text:p text:style-name="MP1">공학설계입문</text:p>
            </table:table-cell>
            <table:table-cell table:style-name="표7.C1" table:number-columns-spanned="3" office:value-type="string">
              <text:p text:style-name="MP2">중간보고서</text:p>
            </table:table-cell>
            <table:covered-table-cell/>
            <table:covered-table-cell/>
          </table:table-row>
          <table:table-row table:style-name="표7.2">
            <table:covered-table-cell/>
            <table:covered-table-cell/>
            <table:table-cell table:style-name="표7.C2" office:value-type="string">
              <text:p text:style-name="MP2">프로젝트 명</text:p>
            </table:table-cell>
            <table:table-cell table:style-name="표7.D2" table:number-columns-spanned="2" office:value-type="string">
              <text:p text:style-name="MP3">장애물회피라인트레이싱</text:p>
            </table:table-cell>
            <table:covered-table-cell/>
          </table:table-row>
          <table:table-row table:style-name="표7.3">
            <table:covered-table-cell/>
            <table:covered-table-cell/>
            <table:table-cell table:style-name="표7.C3" office:value-type="string">
              <text:p text:style-name="MP2">팀 명</text:p>
            </table:table-cell>
            <table:table-cell table:style-name="표7.D3" table:number-columns-spanned="2" office:value-type="string">
              <text:p text:style-name="MP3">갈피를 못잡죠~</text:p>
            </table:table-cell>
            <table:covered-table-cell/>
          </table:table-row>
          <table:table-row table:style-name="표7.4">
            <table:covered-table-cell/>
            <table:covered-table-cell/>
            <table:table-cell table:style-name="표7.C4" office:value-type="string">
              <text:p text:style-name="MP3">Confidential Restricted</text:p>
            </table:table-cell>
            <table:table-cell table:style-name="표7.D4" office:value-type="string">
              <text:p text:style-name="MP3">Version 1.2</text:p>
            </table:table-cell>
            <table:table-cell table:style-name="표7.E4" office:value-type="string">
              <text:p text:style-name="MP3">2009-Apr-25</text:p>
            </table:table-cell>
          </table:table-row>
        </table:table>
        <text:p text:style-name="Header"/>
      </style:header>
      <style:footer>
        <table:table table:name="표9" table:style-name="표9">
          <table:table-column table:style-name="표9.A"/>
          <table:table-column table:style-name="표9.B"/>
          <table:table-column table:style-name="표9.C"/>
          <table:table-row table:style-name="표9.1">
            <table:table-cell table:style-name="표9.A1" office:value-type="string">
              <text:p text:style-name="MP4">공학설계입문</text:p>
            </table:table-cell>
            <table:table-cell table:style-name="표9.A1" office:value-type="string">
              <text:p text:style-name="MP5"><text:span text:style-name="MT1">Page </text:span><text:span text:style-name="MT1"><text:page-number text:select-page="current">5</text:page-number></text:span><text:span text:style-name="MT1"> of </text:span><text:span text:style-name="MT1"><text:page-count>7</text:page-count></text:span></text:p>
            </table:table-cell>
            <table:table-cell table:style-name="표9.A1" office:value-type="string">
              <text:p text:style-name="MP6">중간보고서</text:p>
            </table:table-cell>
          </table:table-row>
        </table:table>
        <text:p text:style-name="MP7">All rights are reserved. Reproduction in whole or in parts is prohibited without the written consent of the copyright owner.</text:p>
      </style:footer>
    </style:master-page>
    <style:master-page style:name="First_20_Page" style:display-name="First Page" style:page-layout-name="Mpm1" style:next-style-name="Standard">
      <style:header>
        <table:table table:name="표8" table:style-name="표8">
          <table:table-column table:style-name="표8.A"/>
          <table:table-column table:style-name="표8.B"/>
          <table:table-row table:style-name="표8.1">
            <table:table-cell table:style-name="표8.A1" table:number-rows-spanned="4" office:value-type="string">
              <text:p text:style-name="Header"><draw:frame draw:style-name="Mfr1" draw:name="2" text:anchor-type="as-char" svg:width="2.09cm" svg:height="2.09cm" draw:z-index="0"><draw:object-ole xlink:href="./Obj101" xlink:type="simple" xlink:show="embed" xlink:actuate="onLoad"/><draw:image xlink:href="./ObjectReplacements/Obj101" xlink:type="simple" xlink:show="embed" xlink:actuate="onLoad"/></draw:frame></text:p>
            </table:table-cell>
            <table:table-cell table:style-name="표8.B1" table:number-rows-spanned="4" office:value-type="string">
              <text:p text:style-name="MP1">국민대학교</text:p>
              <text:p text:style-name="MP1">전자정보통신대학</text:p>
              <text:p text:style-name="MP1">컴퓨터공학부</text:p>
            </table:table-cell>
          </table:table-row>
          <table:table-row table:style-name="표8.1">
            <table:covered-table-cell/>
            <table:covered-table-cell/>
          </table:table-row>
          <table:table-row table:style-name="표8.1">
            <table:covered-table-cell/>
            <table:covered-table-cell/>
          </table:table-row>
          <table:table-row table:style-name="표8.1">
            <table:covered-table-cell/>
            <table:covered-table-cell/>
          </table:table-row>
        </table:table>
        <text:p text:style-name="Header"/>
      </style:header>
      <style:footer>
        <table:table table:name="표10" table:style-name="표10">
          <table:table-column table:style-name="표10.A"/>
          <table:table-column table:style-name="표10.B"/>
          <table:table-column table:style-name="표10.C"/>
          <table:table-row table:style-name="표10.1">
            <table:table-cell table:style-name="표10.A1" office:value-type="string">
              <text:p text:style-name="MP4">공학설계입문</text:p>
            </table:table-cell>
            <table:table-cell table:style-name="표10.A1" office:value-type="string">
              <text:p text:style-name="MP5"><text:span text:style-name="MT1">Page </text:span><text:span text:style-name="MT1"><text:page-number text:select-page="current">1</text:page-number></text:span><text:span text:style-name="MT1"> of </text:span><text:span text:style-name="MT1"><text:page-count>7</text:page-count></text:span></text:p>
            </table:table-cell>
            <table:table-cell table:style-name="표10.A1" office:value-type="string">
              <text:p text:style-name="MP6">제안서 </text:p>
            </table:table-cell>
          </table:table-row>
        </table:table>
        <text:p text:style-name="MP7">All rights are reserved. Reproduction in whole or in parts is prohibited without the written consent of the copyright owner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7:00:00</meta:creation-date>
    <meta:initial-creator>jwheo</meta:initial-creator>
    <dc:language>ko-KR</dc:language>
    <meta:print-date>2009-05-07T05:14:00</meta:print-date>
    <dc:date>2017-11-23T13:14:20.248033360</dc:date>
    <meta:editing-cycles>17</meta:editing-cycles>
    <meta:editing-duration>PT10H26M35S</meta:editing-duration>
    <meta:generator>LibreOffice/5.1.6.2$Linux_X86_64 LibreOffice_project/10m0$Build-2</meta:generator>
    <meta:document-statistic meta:table-count="10" meta:image-count="0" meta:object-count="2" meta:page-count="7" meta:paragraph-count="132" meta:word-count="1288" meta:character-count="2467" meta:non-whitespace-character-count="1896"/>
    <meta:user-defined meta:name="AppVersion">14.0000</meta:user-defined>
    <meta:user-defined meta:name="Company">국민대학교</meta:user-defined>
    <meta:user-defined meta:name="DocSecurity" meta:value-type="float">0</meta:user-defined>
    <meta:user-defined meta:name="Google.Documents.DocumentId">1C1HKwWwMd5q_F1ME89nuMEO44p4kw8BrVZaiK8NmDUI</meta:user-defined>
    <meta:user-defined meta:name="Google.Documents.MergeIncapabilityFlags" meta:value-type="float">0</meta:user-defined>
    <meta:user-defined meta:name="Google.Documents.PluginVersion" meta:value-type="string">2.0.2662.553</meta:user-defined>
    <meta:user-defined meta:name="Google.Documents.PreviousRevisionId" meta:value-type="string">06594925318424674923</meta:user-defined>
    <meta:user-defined meta:name="Google.Documents.RevisionId" meta:value-type="string">10999625575675773859</meta:user-defined>
    <meta:user-defined meta:name="Google.Documents.Tracking" meta:value-type="string">true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